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15d81" officeooo:paragraph-rsid="00115d81"/>
    </style:style>
    <style:style style:name="P2" style:family="paragraph" style:parent-style-name="Standard">
      <style:text-properties officeooo:rsid="000fddcf" officeooo:paragraph-rsid="000fddcf"/>
    </style:style>
    <style:style style:name="P3" style:family="paragraph" style:parent-style-name="Standard">
      <style:text-properties officeooo:rsid="000fddcf" officeooo:paragraph-rsid="00115d81"/>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list-style-name=""/>
    <style:style style:name="P8" style:family="paragraph" style:parent-style-name="Heading_20_1" style:list-style-name="">
      <style:text-properties officeooo:rsid="0014745c" officeooo:paragraph-rsid="0014745c"/>
    </style:style>
    <style:style style:name="P9" style:family="paragraph" style:parent-style-name="Heading_20_1" style:list-style-name="">
      <style:paragraph-properties fo:text-align="center" style:justify-single-word="false"/>
      <style:text-properties officeooo:rsid="0014745c" officeooo:paragraph-rsid="0014745c"/>
    </style:style>
    <style:style style:name="P10" style:family="paragraph" style:parent-style-name="Heading_20_1">
      <style:paragraph-properties fo:break-before="page"/>
    </style:style>
    <style:style style:name="P11" style:family="paragraph" style:parent-style-name="Heading_20_2">
      <style:text-properties officeooo:paragraph-rsid="00115d81"/>
    </style:style>
    <style:style style:name="P12" style:family="paragraph" style:parent-style-name="Standard">
      <style:text-properties officeooo:rsid="000fddcf" officeooo:paragraph-rsid="00115d81"/>
    </style:style>
    <style:style style:name="P13" style:family="paragraph" style:parent-style-name="Standard">
      <style:text-properties style:font-name="Courier New" fo:font-size="10pt" fo:language="es" fo:country="ES" style:font-size-asian="10pt"/>
    </style:style>
    <style:style style:name="P14" style:family="paragraph" style:parent-style-name="Standard">
      <style:text-properties fo:color="#355269" loext:opacity="100%" officeooo:paragraph-rsid="00115d81"/>
    </style:style>
    <style:style style:name="P15" style:family="paragraph" style:parent-style-name="Standard">
      <style:text-properties fo:color="#355269" loext:opacity="100%" officeooo:rsid="000fddcf" officeooo:paragraph-rsid="00115d81"/>
    </style:style>
    <style:style style:name="P16" style:family="paragraph" style:parent-style-name="Standard">
      <style:text-properties fo:color="#000000" loext:opacity="100%" officeooo:rsid="00149111" officeooo:paragraph-rsid="00149111"/>
    </style:style>
    <style:style style:name="P17" style:family="paragraph" style:parent-style-name="Standard">
      <style:text-properties fo:color="#000000" loext:opacity="100%" officeooo:rsid="0022aced" officeooo:paragraph-rsid="0022aced"/>
    </style:style>
    <style:style style:name="P18" style:family="paragraph" style:parent-style-name="Standard">
      <style:text-properties fo:color="#000000" loext:opacity="100%" officeooo:rsid="0023b301" officeooo:paragraph-rsid="0023b301" fo:background-color="transparent"/>
    </style:style>
    <style:style style:name="P19" style:family="paragraph" style:parent-style-name="Standard">
      <style:text-properties officeooo:rsid="00115d81" officeooo:paragraph-rsid="00115d81"/>
    </style:style>
    <style:style style:name="P20" style:family="paragraph" style:parent-style-name="Standard">
      <style:text-properties officeooo:paragraph-rsid="00161a8e"/>
    </style:style>
    <style:style style:name="P21" style:family="paragraph" style:parent-style-name="Standard">
      <style:text-properties officeooo:paragraph-rsid="0016722c"/>
    </style:style>
    <style:style style:name="P22" style:family="paragraph" style:parent-style-name="Standard">
      <style:text-properties officeooo:paragraph-rsid="0017a10d"/>
    </style:style>
    <style:style style:name="P23" style:family="paragraph" style:parent-style-name="Standard">
      <style:text-properties officeooo:paragraph-rsid="0017a220"/>
    </style:style>
    <style:style style:name="P24" style:family="paragraph" style:parent-style-name="Standard">
      <style:text-properties officeooo:paragraph-rsid="001873d0"/>
    </style:style>
    <style:style style:name="P25" style:family="paragraph" style:parent-style-name="Standard">
      <style:text-properties officeooo:paragraph-rsid="0018d100"/>
    </style:style>
    <style:style style:name="P26" style:family="paragraph" style:parent-style-name="Standard">
      <style:text-properties officeooo:paragraph-rsid="00196014"/>
    </style:style>
    <style:style style:name="P27" style:family="paragraph" style:parent-style-name="Standard">
      <style:text-properties officeooo:paragraph-rsid="001b73af"/>
    </style:style>
    <style:style style:name="P28" style:family="paragraph" style:parent-style-name="Standard">
      <style:text-properties officeooo:paragraph-rsid="001c0560"/>
    </style:style>
    <style:style style:name="P29" style:family="paragraph" style:parent-style-name="Standard">
      <style:text-properties officeooo:rsid="001c0560" officeooo:paragraph-rsid="001c0560"/>
    </style:style>
    <style:style style:name="P30" style:family="paragraph" style:parent-style-name="Standard">
      <style:text-properties officeooo:paragraph-rsid="001ca7d1"/>
    </style:style>
    <style:style style:name="P31" style:family="paragraph" style:parent-style-name="Standard">
      <style:text-properties officeooo:paragraph-rsid="001f7ce0"/>
    </style:style>
    <style:style style:name="P32" style:family="paragraph" style:parent-style-name="Standard">
      <style:text-properties officeooo:rsid="0020ea00" officeooo:paragraph-rsid="0020ea00"/>
    </style:style>
    <style:style style:name="P33" style:family="paragraph" style:parent-style-name="Standard">
      <style:text-properties officeooo:paragraph-rsid="002269ea"/>
    </style:style>
    <style:style style:name="P34" style:family="paragraph" style:parent-style-name="Standard">
      <style:text-properties officeooo:paragraph-rsid="00227059"/>
    </style:style>
    <style:style style:name="P35" style:family="paragraph" style:parent-style-name="Standard">
      <style:text-properties officeooo:paragraph-rsid="0023b301"/>
    </style:style>
    <style:style style:name="P36" style:family="paragraph" style:parent-style-name="Standard">
      <style:text-properties officeooo:paragraph-rsid="0026be47"/>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text-properties fo:font-size="18pt" style:font-size-asian="18pt" style:font-size-complex="18pt"/>
    </style:style>
    <style:style style:name="P39" style:family="paragraph" style:parent-style-name="Text_20_body">
      <style:text-properties fo:color="#355269" loext:opacity="100%" officeooo:rsid="00115d81" officeooo:paragraph-rsid="00115d81"/>
    </style:style>
    <style:style style:name="P40" style:family="paragraph" style:parent-style-name="Title">
      <style:text-properties fo:font-size="44pt" style:font-size-asian="44pt" style:font-size-complex="44pt"/>
    </style:style>
    <style:style style:name="T1" style:family="text">
      <style:text-properties officeooo:rsid="000fddcf"/>
    </style:style>
    <style:style style:name="T2" style:family="text">
      <style:text-properties officeooo:rsid="00115d81"/>
    </style:style>
    <style:style style:name="T3" style:family="text">
      <style:text-properties officeooo:rsid="00129149"/>
    </style:style>
    <style:style style:name="T4" style:family="text">
      <style:text-properties style:font-name="Courier New" fo:font-size="10pt" fo:language="es" fo:country="ES" style:font-size-asian="10pt"/>
    </style:style>
    <style:style style:name="T5" style:family="text">
      <style:text-properties style:font-name="Courier New" fo:font-size="10pt" fo:language="es" fo:country="ES" officeooo:rsid="0012eecb" style:font-size-asian="10pt"/>
    </style:style>
    <style:style style:name="T6" style:family="text">
      <style:text-properties style:font-name="Courier New" fo:font-size="10pt" fo:language="es" fo:country="ES" officeooo:rsid="00161a8e" style:font-size-asian="10pt"/>
    </style:style>
    <style:style style:name="T7" style:family="text">
      <style:text-properties style:font-name="Courier New" fo:font-size="10pt" fo:language="es" fo:country="ES" officeooo:rsid="0016722c" style:font-size-asian="10pt"/>
    </style:style>
    <style:style style:name="T8" style:family="text">
      <style:text-properties style:font-name="Courier New" fo:font-size="10pt" fo:language="es" fo:country="ES" officeooo:rsid="0017a10d" style:font-size-asian="10pt"/>
    </style:style>
    <style:style style:name="T9" style:family="text">
      <style:text-properties style:font-name="Courier New" fo:font-size="10pt" fo:language="es" fo:country="ES" officeooo:rsid="0017a220" style:font-size-asian="10pt"/>
    </style:style>
    <style:style style:name="T10" style:family="text">
      <style:text-properties style:font-name="Courier New" fo:font-size="10pt" fo:language="es" fo:country="ES" officeooo:rsid="001873d0" style:font-size-asian="10pt"/>
    </style:style>
    <style:style style:name="T11" style:family="text">
      <style:text-properties style:font-name="Courier New" fo:font-size="10pt" fo:language="es" fo:country="ES" officeooo:rsid="0018d100" style:font-size-asian="10pt"/>
    </style:style>
    <style:style style:name="T12" style:family="text">
      <style:text-properties style:font-name="Courier New" fo:font-size="10pt" fo:language="es" fo:country="ES" officeooo:rsid="0019141b" style:font-size-asian="10pt"/>
    </style:style>
    <style:style style:name="T13" style:family="text">
      <style:text-properties style:font-name="Courier New" fo:font-size="10pt" fo:language="es" fo:country="ES" officeooo:rsid="00196014" style:font-size-asian="10pt"/>
    </style:style>
    <style:style style:name="T14" style:family="text">
      <style:text-properties style:font-name="Courier New" fo:font-size="10pt" fo:language="es" fo:country="ES" officeooo:rsid="0019965e" style:font-size-asian="10pt"/>
    </style:style>
    <style:style style:name="T15" style:family="text">
      <style:text-properties style:font-name="Courier New" fo:font-size="10pt" fo:language="es" fo:country="ES" officeooo:rsid="0019f139" style:font-size-asian="10pt"/>
    </style:style>
    <style:style style:name="T16" style:family="text">
      <style:text-properties style:font-name="Courier New" fo:font-size="10pt" fo:language="es" fo:country="ES" officeooo:rsid="001b73af" style:font-size-asian="10pt"/>
    </style:style>
    <style:style style:name="T17" style:family="text">
      <style:text-properties style:font-name="Courier New" fo:font-size="10pt" fo:language="es" fo:country="ES" officeooo:rsid="001c0560" style:font-size-asian="10pt"/>
    </style:style>
    <style:style style:name="T18" style:family="text">
      <style:text-properties style:font-name="Courier New" fo:font-size="10pt" fo:language="es" fo:country="ES" officeooo:rsid="001ca7d1" style:font-size-asian="10pt"/>
    </style:style>
    <style:style style:name="T19" style:family="text">
      <style:text-properties style:font-name="Courier New" fo:font-size="10pt" fo:language="es" fo:country="ES" officeooo:rsid="001e5377" style:font-size-asian="10pt"/>
    </style:style>
    <style:style style:name="T20" style:family="text">
      <style:text-properties style:font-name="Courier New" fo:font-size="10pt" fo:language="es" fo:country="ES" officeooo:rsid="001f36d8" style:font-size-asian="10pt"/>
    </style:style>
    <style:style style:name="T21" style:family="text">
      <style:text-properties style:font-name="Courier New" fo:font-size="10pt" fo:language="es" fo:country="ES" officeooo:rsid="001f7ce0" style:font-size-asian="10pt"/>
    </style:style>
    <style:style style:name="T22" style:family="text">
      <style:text-properties style:font-name="Courier New" fo:font-size="10pt" fo:language="es" fo:country="ES" officeooo:rsid="0020ea00" style:font-size-asian="10pt"/>
    </style:style>
    <style:style style:name="T23" style:family="text">
      <style:text-properties style:font-name="Courier New" fo:font-size="10pt" fo:language="es" fo:country="ES" officeooo:rsid="002269ea" style:font-size-asian="10pt"/>
    </style:style>
    <style:style style:name="T24" style:family="text">
      <style:text-properties style:font-name="Courier New" fo:font-size="10pt" fo:language="es" fo:country="ES" officeooo:rsid="00227059" style:font-size-asian="10pt"/>
    </style:style>
    <style:style style:name="T25" style:family="text">
      <style:text-properties style:font-name="Courier New" fo:font-size="10pt" fo:language="es" fo:country="ES" officeooo:rsid="00260c5c" style:font-size-asian="10pt"/>
    </style:style>
    <style:style style:name="T26" style:family="text">
      <style:text-properties style:font-name="Courier New" fo:font-size="10pt" fo:language="es" fo:country="ES" officeooo:rsid="0026be47" style:font-size-asian="10pt"/>
    </style:style>
    <style:style style:name="T27" style:family="text">
      <style:text-properties fo:language="es" fo:country="ES"/>
    </style:style>
    <style:style style:name="T28" style:family="text">
      <style:text-properties officeooo:rsid="00149111"/>
    </style:style>
    <style:style style:name="T29" style:family="text">
      <style:text-properties officeooo:rsid="0019141b"/>
    </style:style>
    <style:style style:name="T30" style:family="text">
      <style:text-properties fo:color="#ff0000" loext:opacity="100%" style:font-name="Courier New" fo:font-size="10pt" fo:language="es" fo:country="ES" style:font-size-asian="10pt"/>
    </style:style>
    <style:style style:name="T31" style:family="text">
      <style:text-properties fo:color="#ff0000" loext:opacity="100%" style:font-name="Courier New" fo:font-size="10pt" fo:language="es" fo:country="ES" officeooo:rsid="0022aced" style:font-size-asian="10pt"/>
    </style:style>
    <style:style style:name="T32" style:family="text">
      <style:text-properties officeooo:rsid="0023b301"/>
    </style:style>
    <style:style style:name="T33" style:family="text">
      <style:text-properties officeooo:rsid="0023be95"/>
    </style:style>
    <style:style style:name="T34" style:family="text">
      <style:text-properties officeooo:rsid="0025ac9a"/>
    </style:style>
    <style:style style:name="T35" style:family="text">
      <style:text-properties officeooo:rsid="00275d06"/>
    </style:style>
    <style:style style:name="T36" style:family="text">
      <style:text-properties officeooo:rsid="0028031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
      <text:h text:style-name="P8" text:outline-level="1"/>
      <text:h text:style-name="P9" text:outline-level="1"/>
      <text:p text:style-name="P40">PRÁCTICA 7</text:p>
      <text:p text:style-name="P38"><text:bookmark-start text:name="__RefHeading___Toc2531_1650938760"/>Carlos Raso Alonso<text:bookmark-end text:name="__RefHeading___Toc2531_1650938760"/></text:p>
      <text:p text:style-name="P37"><text:bookmark-start text:name="__RefHeading___Toc2533_1650938760"/>Introducción a los ordenadores<text:bookmark-end text:name="__RefHeading___Toc2533_165093876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Índice</text:p>
          </text:index-title>
          <text:p text:style-name="P4"><text:a xlink:type="simple" xlink:href="#__RefHeading___Toc2535_1650938760" text:style-name="Index_20_Link" text:visited-style-name="Index_20_Link">Objetivos<text:tab/>3</text:a></text:p>
          <text:p text:style-name="P4"><text:a xlink:type="simple" xlink:href="#__RefHeading___Toc2537_1650938760" text:style-name="Index_20_Link" text:visited-style-name="Index_20_Link">Ejercicios<text:tab/>3</text:a></text:p>
          <text:p text:style-name="P5"><text:a xlink:type="simple" xlink:href="#__RefHeading___Toc2539_1650938760" text:style-name="Index_20_Link" text:visited-style-name="Index_20_Link">Tarea 1<text:tab/>3</text:a></text:p>
          <text:p text:style-name="P5"><text:a xlink:type="simple" xlink:href="#__RefHeading___Toc2541_1650938760" text:style-name="Index_20_Link" text:visited-style-name="Index_20_Link">Tarea 2<text:tab/>3</text:a></text:p>
          <text:p text:style-name="P5"><text:a xlink:type="simple" xlink:href="#__RefHeading___Toc2543_1650938760" text:style-name="Index_20_Link" text:visited-style-name="Index_20_Link">Tarea 3<text:tab/>3</text:a></text:p>
          <text:p text:style-name="P5"><text:a xlink:type="simple" xlink:href="#__RefHeading___Toc2545_1650938760" text:style-name="Index_20_Link" text:visited-style-name="Index_20_Link">Cuestión 1<text:tab/>11</text:a></text:p>
          <text:p text:style-name="P5"><text:a xlink:type="simple" xlink:href="#__RefHeading___Toc2547_1650938760" text:style-name="Index_20_Link" text:visited-style-name="Index_20_Link">Cuestión 2<text:tab/>11</text:a></text:p>
          <text:p text:style-name="P4"><text:a xlink:type="simple" xlink:href="#__RefHeading___Toc2549_1650938760" text:style-name="Index_20_Link" text:visited-style-name="Index_20_Link">Conclusiones y aprendizajes<text:tab/>11</text:a></text:p>
        </text:index-body>
      </text:table-of-content>
      <text:h text:style-name="P7" text:outline-level="1"/>
      <text:h text:style-name="P10" text:outline-level="1"><text:bookmark-start text:name="__RefHeading___Toc2535_1650938760"/>Objetivos <text:bookmark-end text:name="__RefHeading___Toc2535_1650938760"/></text:h>
      <text:p text:style-name="P1">El objetivo de esta práctica es conseguir hacer un programa más complejo con el simulador 8085 aplicando todo lo que hemos hecho hasta <text:span text:style-name="T3">a</text:span>hora. En concreto el programa debe hacer distintas operaciones aritmetico-lógicas dependiendo de qué inputs reciba y posteriormente debe mostrar los resultados por pantalla.</text:p>
      <text:h text:style-name="Heading_20_1" text:outline-level="1"><text:bookmark-start text:name="__RefHeading___Toc2537_1650938760"/>Ejercicios<text:bookmark-end text:name="__RefHeading___Toc2537_1650938760"/></text:h>
      <text:h text:style-name="P11" text:outline-level="2"><text:bookmark-start text:name="__RefHeading___Toc2539_1650938760"/>Tarea 1<text:bookmark-end text:name="__RefHeading___Toc2539_1650938760"/></text:h>
      <text:p text:style-name="P14"><text:span text:style-name="T2">D</text:span><text:span text:style-name="T1">iseña una subrutina que a partir de dos números en base 10 introducidos por teclado haga la suma y presente el resultado por pantalla de texto. Usa direccionamientos directos e indirectos e indica dónde usas cada uno. ¿ Cómo gestionas los problemas del signo y del overflow? Escribe el código.</text:span></text:p>
      <text:p text:style-name="P16"/>
      <text:p text:style-name="P16">Está respondido en <text:span text:style-name="T36">los</text:span> comentario<text:span text:style-name="T36">s</text:span> del código de la tarea 3. Como esta tarea implementa un programa que efectúa sumas restas and y or, en particular también realiza sumas de dos números.</text:p>
      <text:p text:style-name="P17">Hay marcados en rojo en el código dos ejemplos de direccionamiento directo e indirecto:</text:p>
      <text:p text:style-name="P17">El ejemplo de direccionamiento indirecto es mov A, M. En este caso se especifica en la instrucción el par de registros HL en el que se encuentra la dirección de memoria en la que está el byte que queremos introducir en A por lo que estamos ante un direccionamiento indirecto por parte del par HL, ya que el operando es el contenido de la posición de memoria en HL.</text:p>
      <text:p text:style-name="P17">EL ejemplo de direccionamiento directo es <text:span text:style-name="T32">mov D, C en el que simplemente se transmite el contenido de un registro, el C, a otro,el D. el contenido que se transmite está direccionado de manera directa puesto que solo se ha tenido que especificar el registro que contiene el operando en la instrucción.</text:span></text:p>
      <text:h text:style-name="Heading_20_2" text:outline-level="2"><text:bookmark-start text:name="__RefHeading___Toc2541_1650938760"/>Tarea 2<text:bookmark-end text:name="__RefHeading___Toc2541_1650938760"/></text:h>
      <text:p text:style-name="P15">Diseña una subrutina similar a la anterior pero que reste ambos números en vez de sumarlos usando también los dos mismos tipos de direccionamiento e indicando dónde están en el código. ¿Cómo gestionas los problemas de signo y de carry? Escribe el código</text:p>
      <text:p text:style-name="P15"/>
      <text:p text:style-name="P16">De nuevo, esta tarea está respondida como comentarios en el código de la tarea 3, que también hace restas de dos números. <text:span text:style-name="T36">Los ejemplos de direccionamiento directo e indirecto están explicados en el ejercicio anterior.</text:span></text:p>
      <text:h text:style-name="Heading_20_2" text:outline-level="2"><text:bookmark-start text:name="__RefHeading___Toc2543_1650938760"/>Tarea 3<text:bookmark-end text:name="__RefHeading___Toc2543_1650938760"/></text:h>
      <text:p text:style-name="P15">A partir de los códigos de las tareas 1 y 2 haz un programa capaz de hacer sumas, restas, ands y ors. Escribe el código</text:p>
      <text:p text:style-name="P15"/>
      <text:p text:style-name="P18">Para usar el programa tienen que estar habilitadas las interrupciones por teclado y el teclado en el puerto 04h. Para ejecutar una operación de tipo and or, suma o resta de números de tres dígitos se debe introducir la siguiente secuencia:</text:p>
      <text:p text:style-name="P18">signo1-centenas1-decenas1-unidades1-operación-signo2-centenas2-decenas2-unidades2-igual</text:p>
      <text:p text:style-name="P18">Si se quiere poner un número de menos de tres dígitos se deben rellenar los restantes con 0. E<text:span text:style-name="T33">l </text:span>programa falla si cualquiera de los números, los introducidos o el resultado, son menores de -127 o mayores de 127 o si se introducen dos caracteres segidos muy rápido. También falla si <text:s/>se inserta <text:soft-page-break/>una secuencia fallida. En cualquiera de estos casos se mostrará un mensaje de error. Por ejemplo si se quiere <text:span text:style-name="T33">restar</text:span> 54 - 18 se deberá escribir la secuencia: “+054-+018=” y el programa mostrará por pantalla el resultado con su signo.</text:p>
      <text:p text:style-name="P3"/>
      <text:p text:style-name="P3"><text:span text:style-name="T4">.define</text:span></text:p>
      <text:p text:style-name="Standard"><text:span text:style-name="T4"><text:tab/>numbers_count 10</text:span></text:p>
      <text:p text:style-name="Standard"><text:span text:style-name="T4">.org 00h<text:tab/></text:span></text:p>
      <text:p text:style-name="Standard"><text:span text:style-name="T4">; </text:span><text:span text:style-name="T6">Inicializamos el par BC que contendrá la siguiente dirección de memoria en la </text:span></text:p>
      <text:p text:style-name="P20"><text:span text:style-name="T6">; que se debe escribir para que salga por la pantalla de texto y también el </text:span></text:p>
      <text:p text:style-name="P20"><text:span text:style-name="T6">; registro D, el cual almacena el número de dígitos introducido por el usuario.</text:span></text:p>
      <text:p text:style-name="P20"><text:span text:style-name="T6">; Esto dictará qué tipo de carácter se podrá introducir en cada momento.</text:span></text:p>
      <text:p text:style-name="Standard"><text:span text:style-name="T4"><text:tab/>mvi B, E0h</text:span></text:p>
      <text:p text:style-name="Standard"><text:span text:style-name="T4"><text:tab/>mvi C, 00h</text:span></text:p>
      <text:p text:style-name="Standard"><text:span text:style-name="T4"><text:tab/>mvi D, 00h</text:span></text:p>
      <text:p text:style-name="Standard"><text:span text:style-name="T4">; </text:span><text:span text:style-name="T6">Saltamos al bucle principal loop</text:span></text:p>
      <text:p text:style-name="Standard"><text:span text:style-name="T4"><text:tab/>jmp loop</text:span></text:p>
      <text:p text:style-name="Standard"><text:span text:style-name="T4"/></text:p>
      <text:p text:style-name="Standard"><text:span text:style-name="T4"/></text:p>
      <text:p text:style-name="Standard"><text:span text:style-name="T4">.org 24h</text:span></text:p>
      <text:p text:style-name="Standard"><text:span text:style-name="T4">; </text:span><text:span text:style-name="T6">En cada interrupción del teclado únicamente se llama a la rutina tecla_in</text:span></text:p>
      <text:p text:style-name="Standard"><text:span text:style-name="T4"><text:tab/>call tecla_in</text:span></text:p>
      <text:p text:style-name="Standard"><text:span text:style-name="T4"><text:tab/>ret<text:tab/><text:tab/><text:tab/><text:tab/><text:tab/><text:tab/><text:tab/><text:tab/><text:tab/><text:tab/><text:tab/><text:tab/><text:tab/><text:tab/></text:span></text:p>
      <text:p text:style-name="Standard"><text:span text:style-name="T4"/></text:p>
      <text:p text:style-name="Standard"><text:span text:style-name="T4"/></text:p>
      <text:p text:style-name="Standard"><text:span text:style-name="T4">.data 150h</text:span></text:p>
      <text:p text:style-name="P21"><text:span text:style-name="T4">; </text:span><text:span text:style-name="T7">En data se guardan los códigos ascii de los 10 números decimales y también se</text:span></text:p>
      <text:p text:style-name="P21"><text:span text:style-name="T7">; guardan tres números: n1, n2 y sol. Cada uno de estos números se compone de</text:span></text:p>
      <text:p text:style-name="P21"><text:span text:style-name="T7">; tres byts seguidos que son los tres dígitos decimales del número,</text:span></text:p>
      <text:p text:style-name="P21"><text:span text:style-name="T7">; correspondientes por ejemplo a los tres bits n1_digits, un bit que representa</text:span></text:p>
      <text:p text:style-name="P21"><text:span text:style-name="T7">; el signo del número (1 si es negativo y 0 si es positivo), por ejemplo n1_sign</text:span></text:p>
      <text:p text:style-name="P21"><text:span text:style-name="T7">; Por último, en un byte se representa el número en complemento a 2 (de lo que</text:span></text:p>
      <text:p text:style-name="P21"><text:span text:style-name="T7">; se deduce que el rango que se puede representar es de -127 a 127). Por ejemplo </text:span></text:p>
      <text:p text:style-name="P21"><text:span text:style-name="T7">; n1. Además se guarda el tipo de operación que ha introducido el usuario </text:span><text:span text:style-name="T8">en </text:span></text:p>
      <text:p text:style-name="P21"><text:span text:style-name="T8">; forma de código ascii en la dirección op.</text:span></text:p>
      <text:p text:style-name="Standard"><text:span text:style-name="T4"><text:tab/>numbers: db 30h,31h,32h,33h,34h,35h,36h,37h,38h,39h </text:span></text:p>
      <text:p text:style-name="Standard"><text:span text:style-name="T4"><text:tab/>n1_digits: db 00h, 00h, 00h</text:span></text:p>
      <text:p text:style-name="Standard"><text:span text:style-name="T4"><text:tab/>n1_sign: db 00h</text:span></text:p>
      <text:p text:style-name="Standard"><text:span text:style-name="T4"><text:tab/>n1: db 00h</text:span></text:p>
      <text:p text:style-name="Standard"><text:span text:style-name="T4"><text:tab/>n2_digits: db 00h, 00h, 02h</text:span></text:p>
      <text:p text:style-name="Standard"><text:span text:style-name="T4"><text:tab/>n2_sign: db 00h</text:span></text:p>
      <text:p text:style-name="Standard"><text:span text:style-name="T4"><text:tab/>n2: db 00h</text:span></text:p>
      <text:p text:style-name="Standard"><text:span text:style-name="T4"><text:tab/>sol_digits: db 00h, 00h, 00h</text:span></text:p>
      <text:p text:style-name="Standard"><text:span text:style-name="T4"><text:tab/>sol_sign: db 00h</text:span></text:p>
      <text:p text:style-name="Standard"><text:span text:style-name="T4"><text:tab/>sol: db 00h</text:span></text:p>
      <text:p text:style-name="Standard"><text:span text:style-name="T4"><text:tab/>op : db 00h</text:span></text:p>
      <text:p text:style-name="Standard"><text:span text:style-name="T4"/></text:p>
      <text:p text:style-name="Standard"><text:span text:style-name="T4"/></text:p>
      <text:p text:style-name="Standard"><text:span text:style-name="T4">.org 200h</text:span></text:p>
      <text:p text:style-name="Standard"><text:span text:style-name="T4">loop: </text:span></text:p>
      <text:p text:style-name="Standard"><text:span text:style-name="T4">; </text:span><text:span text:style-name="T8">En el bucle loop el programa se queda a la espera de una nueva interrupción de</text:span></text:p>
      <text:p text:style-name="Standard"><text:span text:style-name="T8">; teclado.</text:span></text:p>
      <text:p text:style-name="Standard"><text:span text:style-name="T4"><text:tab/>jmp loop<text:tab/></text:span></text:p>
      <text:p text:style-name="P13"/>
      <text:p text:style-name="P13"/>
      <text:p text:style-name="P22"><text:span text:style-name="T4">tecla_in:<text:tab/><text:tab/><text:tab/><text:tab/><text:tab/><text:tab/><text:tab/><text:tab/><text:tab/><text:tab/><text:tab/><text:tab/></text:span></text:p>
      <text:p text:style-name="P22"><text:span text:style-name="T8">; La rutina tecla_in se activa cada vez que se pulsa una tecla del teclado. </text:span></text:p>
      <text:p text:style-name="P22"><text:span text:style-name="T8">; Su función es distinguir si la tecla continúa la secuencia de manera correcta.</text:span></text:p>
      <text:p text:style-name="P25"><text:span text:style-name="T8">; En caso de que </text:span><text:span text:style-name="T11">así</text:span><text:span text:style-name="T8"> sea, tratar la información de manera pertinente y en caso</text:span></text:p>
      <text:p text:style-name="P25"><text:span text:style-name="T8">; de que no, mostrar un mensaje de error.</text:span><text:span text:style-name="T4"><text:tab/></text:span></text:p>
      <text:p text:style-name="P22"><text:soft-page-break/><text:span text:style-name="T4"/></text:p>
      <text:p text:style-name="P23"><text:span text:style-name="T4">; </text:span><text:span text:style-name="T8">Primero se comprueba si la tecla </text:span><text:span text:style-name="T9">inrtoducida debe ser un signo, operación o</text:span></text:p>
      <text:p text:style-name="P23"><text:span text:style-name="T9">; igual. Sabemos esto según el número de dígitos introducidos hasta el momento</text:span><text:span text:style-name="T4"><text:tab/></text:span></text:p>
      <text:p text:style-name="Standard"><text:span text:style-name="T4"><text:tab/>mov A, D</text:span></text:p>
      <text:p text:style-name="Standard"><text:span text:style-name="T4"><text:tab/>cpi 00h</text:span></text:p>
      <text:p text:style-name="Standard"><text:span text:style-name="T4"><text:tab/>jz insert_sign1</text:span></text:p>
      <text:p text:style-name="Standard"><text:span text:style-name="T4"><text:tab/>cpi 05h</text:span></text:p>
      <text:p text:style-name="Standard"><text:span text:style-name="T4"><text:tab/>jz insert_sign2</text:span></text:p>
      <text:p text:style-name="Standard"><text:span text:style-name="T4"><text:tab/>cpi 04h</text:span></text:p>
      <text:p text:style-name="Standard"><text:span text:style-name="T4"><text:tab/>jz insert_op</text:span></text:p>
      <text:p text:style-name="Standard"><text:span text:style-name="T4"><text:tab/>cpi 09h</text:span></text:p>
      <text:p text:style-name="Standard"><text:span text:style-name="T4"><text:tab/>jz insert_equals</text:span></text:p>
      <text:p text:style-name="P13"/>
      <text:p text:style-name="Standard"><text:span text:style-name="T4">insert_num:</text:span></text:p>
      <text:p text:style-name="P23"><text:span text:style-name="T4">; </text:span><text:span text:style-name="T8">Si la tecla </text:span><text:span text:style-name="T9">a introducir </text:span><text:span text:style-name="T8">no </text:span><text:span text:style-name="T9">debe ser un </text:span><text:span text:style-name="T8">signo, operación o la tecla igual,</text:span></text:p>
      <text:p text:style-name="P23"><text:span text:style-name="T8">; </text:span><text:span text:style-name="T9">debe ser un número por lo que se prosigue</text:span><text:span text:style-name="T8"> </text:span><text:span text:style-name="T9">comprobando </text:span><text:span text:style-name="T8">si es un número con la</text:span></text:p>
      <text:p text:style-name="P23"><text:span text:style-name="T8">; rutina check number. En caso de que </text:span><text:span text:style-name="T9">no </text:span><text:span text:style-name="T8">sea un número se muestra un mensaje de</text:span></text:p>
      <text:p text:style-name="P23"><text:span text:style-name="T8">; error, </text:span><text:span text:style-name="T9">puesto que se habrá introducido una tecla incorrecta</text:span><text:span text:style-name="T8">.</text:span></text:p>
      <text:p text:style-name="Standard"><text:span text:style-name="T4"><text:tab/>in 04h </text:span></text:p>
      <text:p text:style-name="Standard"><text:span text:style-name="T4"><text:tab/>call check_number</text:span></text:p>
      <text:p text:style-name="Standard"><text:span text:style-name="T4"><text:tab/>cpi 00h</text:span></text:p>
      <text:p text:style-name="P22"><text:span text:style-name="T4"><text:tab/>jz error<text:tab/><text:tab/><text:tab/><text:tab/><text:tab/><text:tab/><text:tab/><text:tab/><text:tab/><text:tab/></text:span></text:p>
      <text:p text:style-name="P23"><text:span text:style-name="T4">; </text:span><text:span text:style-name="T8">Una</text:span><text:span text:style-name="T4"><text:tab/></text:span><text:span text:style-name="T8">vez sabemos que la tecla es un número, vemos </text:span><text:span text:style-name="T9">si se está introduciendo un </text:span></text:p>
      <text:p text:style-name="P23"><text:span text:style-name="T9">; dígito del primer o del segundo número. Para ello se guarda provisionalmente </text:span></text:p>
      <text:p text:style-name="P23"><text:span text:style-name="T9">; el contenido del acumulador (el código ascii del número introducido) en E.</text:span></text:p>
      <text:p text:style-name="P23"><text:span text:style-name="T4"><text:tab/></text:span></text:p>
      <text:p text:style-name="P23"><text:span text:style-name="T4"><text:tab/>mov E, A</text:span></text:p>
      <text:p text:style-name="Standard"><text:span text:style-name="T4"><text:tab/>mov A, D</text:span></text:p>
      <text:p text:style-name="Standard"><text:span text:style-name="T4"><text:tab/>cpi 01h</text:span></text:p>
      <text:p text:style-name="Standard"><text:span text:style-name="T4"><text:tab/>jz primer_num</text:span></text:p>
      <text:p text:style-name="Standard"><text:span text:style-name="T4"><text:tab/>cpi 02h</text:span></text:p>
      <text:p text:style-name="Standard"><text:span text:style-name="T4"><text:tab/>jz primer_num</text:span></text:p>
      <text:p text:style-name="Standard"><text:span text:style-name="T4"><text:tab/>cpi 03h</text:span></text:p>
      <text:p text:style-name="Standard"><text:span text:style-name="T4"><text:tab/>jz primer_num</text:span></text:p>
      <text:p text:style-name="P23"><text:span text:style-name="T4">; </text:span><text:span text:style-name="T9">Si el dígito es del segundo número se resta 6 al número de dígitos</text:span></text:p>
      <text:p text:style-name="P23"><text:span text:style-name="T9">; introducidos para hallar el dígito del segundo número que se está</text:span></text:p>
      <text:p text:style-name="P23"><text:span text:style-name="T9">; introduciendo (el dígito de las centenas es el dígito 0, el de las </text:span></text:p>
      <text:p text:style-name="P23"><text:span text:style-name="T9">; decenas el 1 y el de las unidades el 2)</text:span></text:p>
      <text:p text:style-name="Standard"><text:span text:style-name="T4"><text:tab/>sbi 06h<text:tab/><text:tab/><text:tab/></text:span></text:p>
      <text:p text:style-name="Standard"><text:span text:style-name="T4"><text:tab/>lxi H, n2_digits</text:span></text:p>
      <text:p text:style-name="Standard"><text:span text:style-name="T4">; </text:span><text:span text:style-name="T9">Cuando sabemos qué dígito es respecto al primer número hallamos la posición de</text:span></text:p>
      <text:p text:style-name="Standard"><text:span text:style-name="T9">; memoria en la que lo debemos guardar sumando 1 a la posición n2_digits </text:span></text:p>
      <text:p text:style-name="Standard"><text:span text:style-name="T9">; por cada número de dígito ya que en la primera posición se guardan las </text:span></text:p>
      <text:p text:style-name="Standard"><text:span text:style-name="T9">; centenas, en la segunda las decenas y en la última las unidades. Esto se hace </text:span></text:p>
      <text:p text:style-name="Standard"><text:span text:style-name="T9">; con el bucle loop_digito2</text:span></text:p>
      <text:p text:style-name="Standard"><text:span text:style-name="T4">loop_digito2:</text:span></text:p>
      <text:p text:style-name="Standard"><text:span text:style-name="T4"><text:tab/>cpi 00h</text:span></text:p>
      <text:p text:style-name="Standard"><text:span text:style-name="T4"><text:tab/>jz end_loop_digito2</text:span></text:p>
      <text:p text:style-name="Standard"><text:span text:style-name="T4"><text:tab/>inx H</text:span></text:p>
      <text:p text:style-name="Standard"><text:span text:style-name="T4"><text:tab/>dcr A<text:tab/></text:span></text:p>
      <text:p text:style-name="Standard"><text:span text:style-name="T4"><text:tab/>jmp loop_digito2</text:span></text:p>
      <text:p text:style-name="Standard"><text:span text:style-name="T4">end_loop_digito2:</text:span></text:p>
      <text:p text:style-name="Standard"><text:span text:style-name="T4">; </text:span><text:span text:style-name="T10">Una vez tenemos la dirección de memoria en la que debemos almacenar el dígito </text:span></text:p>
      <text:p text:style-name="Standard"><text:span text:style-name="T10">; introducido recuperamos el valor ascii del número en el acumulador y le </text:span></text:p>
      <text:p text:style-name="P25"><text:span text:style-name="T10">; restamos 30h para obtener la expresión binaria del dígito, luego lo</text:span></text:p>
      <text:p text:style-name="P25"><text:span text:style-name="T10">; </text:span><text:span text:style-name="T11">mostramos por pantalla y lo</text:span><text:span text:style-name="T10"> almacenamos en la posición de memoria</text:span></text:p>
      <text:p text:style-name="P25"><text:span text:style-name="T10">; correspondiente.</text:span></text:p>
      <text:p text:style-name="Standard"><text:span text:style-name="T4"><text:tab/>mov A, E<text:tab/></text:span></text:p>
      <text:p text:style-name="Standard"><text:span text:style-name="T4"><text:tab/>stax B</text:span></text:p>
      <text:p text:style-name="Standard"><text:span text:style-name="T4"><text:tab/>inx B</text:span></text:p>
      <text:p text:style-name="Standard"><text:span text:style-name="T4"><text:tab/>sui 30h</text:span></text:p>
      <text:p text:style-name="Standard"><text:soft-page-break/><text:span text:style-name="T4"><text:tab/>mov M, A</text:span></text:p>
      <text:p text:style-name="P24"><text:span text:style-name="T4"><text:tab/>jmp end</text:span></text:p>
      <text:p text:style-name="P24"><text:span text:style-name="T4">; </text:span><text:span text:style-name="T10">Si el dígito introducido es del primer número se procede de manera similar.</text:span></text:p>
      <text:p text:style-name="P24"><text:span text:style-name="T10">; solo cambia el número que restamos para obtener el dígito dentro del primer </text:span></text:p>
      <text:p text:style-name="P24"><text:span text:style-name="T10">; número, que en este caso es 1.</text:span><text:span text:style-name="T4"><text:tab/><text:tab/><text:tab/><text:tab/><text:tab/><text:tab/><text:tab/><text:tab/></text:span></text:p>
      <text:p text:style-name="Standard"><text:span text:style-name="T4">primer_num:</text:span></text:p>
      <text:p text:style-name="Standard"><text:span text:style-name="T4"><text:tab/>dcr A<text:tab/><text:tab/><text:tab/></text:span></text:p>
      <text:p text:style-name="Standard"><text:span text:style-name="T4"><text:tab/>lxi H, n1_digits </text:span></text:p>
      <text:p text:style-name="Standard"><text:span text:style-name="T4">loop_digito1:</text:span></text:p>
      <text:p text:style-name="Standard"><text:span text:style-name="T4"><text:tab/>cpi 00h</text:span></text:p>
      <text:p text:style-name="Standard"><text:span text:style-name="T4"><text:tab/>jz end_loop_digito1</text:span></text:p>
      <text:p text:style-name="Standard"><text:span text:style-name="T4"><text:tab/>inx H<text:tab/></text:span></text:p>
      <text:p text:style-name="Standard"><text:span text:style-name="T4"><text:tab/>dcr A</text:span></text:p>
      <text:p text:style-name="Standard"><text:span text:style-name="T4"><text:tab/>jmp loop_digito1</text:span></text:p>
      <text:p text:style-name="Standard"><text:span text:style-name="T4">end_loop_digito1:</text:span></text:p>
      <text:p text:style-name="Standard"><text:span text:style-name="T4"><text:tab/>mov A, E<text:tab/></text:span></text:p>
      <text:p text:style-name="Standard"><text:span text:style-name="T4"><text:tab/>stax B</text:span></text:p>
      <text:p text:style-name="Standard"><text:span text:style-name="T4"><text:tab/>inx B</text:span></text:p>
      <text:p text:style-name="Standard"><text:span text:style-name="T4"><text:tab/>sui 30h</text:span></text:p>
      <text:p text:style-name="Standard"><text:span text:style-name="T4"><text:tab/>mov M, A</text:span></text:p>
      <text:p text:style-name="Standard"><text:span text:style-name="T4"><text:tab/>jmp end</text:span></text:p>
      <text:p text:style-name="P13"/>
      <text:p text:style-name="Standard"><text:span text:style-name="T4">insert_op:</text:span></text:p>
      <text:p text:style-name="Standard"><text:span text:style-name="T4">; </text:span><text:span text:style-name="T10">Si la tecla introducida debe ser una operación, primero se compr</text:span><text:span text:style-name="T25">u</text:span><text:span text:style-name="T10">eba si </text:span></text:p>
      <text:p text:style-name="Standard"><text:span text:style-name="T10">; realmente es uno de los caracteres ascii asociados a una operación y, en caso </text:span></text:p>
      <text:p text:style-name="Standard"><text:span text:style-name="T10">; de que lo sea, se almacena este código en la posición de memoria op </text:span><text:span text:style-name="T11">y se </text:span></text:p>
      <text:p text:style-name="Standard"><text:span text:style-name="T11">; muestra por pantalla el tipo de operación.</text:span></text:p>
      <text:p text:style-name="Standard"><text:span text:style-name="T4"><text:tab/>in 04h</text:span></text:p>
      <text:p text:style-name="Standard"><text:span text:style-name="T4"><text:tab/>cpi 2bh</text:span></text:p>
      <text:p text:style-name="Standard"><text:span text:style-name="T4"><text:tab/>jz not_error</text:span></text:p>
      <text:p text:style-name="Standard"><text:span text:style-name="T4"><text:tab/>cpi 2dh</text:span></text:p>
      <text:p text:style-name="Standard"><text:span text:style-name="T4"><text:tab/>jz not_error</text:span></text:p>
      <text:p text:style-name="Standard"><text:span text:style-name="T4"><text:tab/>cpi 7ch</text:span></text:p>
      <text:p text:style-name="Standard"><text:span text:style-name="T4"><text:tab/>jz not_error</text:span></text:p>
      <text:p text:style-name="Standard"><text:span text:style-name="T4"><text:tab/>cpi 26h</text:span></text:p>
      <text:p text:style-name="Standard"><text:span text:style-name="T4"><text:tab/>jz not_error</text:span></text:p>
      <text:p text:style-name="Standard"><text:span text:style-name="T4"><text:tab/>jmp error</text:span></text:p>
      <text:p text:style-name="Standard"><text:span text:style-name="T4">not_error:</text:span></text:p>
      <text:p text:style-name="Standard"><text:span text:style-name="T4"><text:tab/>lxi H, op</text:span></text:p>
      <text:p text:style-name="Standard"><text:span text:style-name="T4"><text:tab/>mov M, A</text:span></text:p>
      <text:p text:style-name="Standard"><text:span text:style-name="T4"><text:tab/>stax B</text:span></text:p>
      <text:p text:style-name="Standard"><text:span text:style-name="T4"><text:tab/>inx B</text:span></text:p>
      <text:p text:style-name="Standard"><text:span text:style-name="T4"><text:tab/>jmp end</text:span></text:p>
      <text:p text:style-name="P13"/>
      <text:p text:style-name="Standard"><text:span text:style-name="T4">insert_sign1:</text:span></text:p>
      <text:p text:style-name="Standard"><text:span text:style-name="T4">; </text:span><text:span text:style-name="T10">Si en la secuencia no se han introducido caracteres, se debe empezar con un </text:span></text:p>
      <text:p text:style-name="Standard"><text:span text:style-name="T10">; signo. En insert_sign</text:span><text:span text:style-name="T11">1</text:span><text:span text:style-name="T10"> se compreba que la tecla introducida sea un signo y,</text:span></text:p>
      <text:p text:style-name="Standard"><text:span text:style-name="T10">; si lo es, se guarda 1 ó 0 en la dirección n1_sign dependiendo de si se ha </text:span></text:p>
      <text:p text:style-name="Standard"><text:span text:style-name="T10">; introducido – ó +, respectivamente. </text:span><text:span text:style-name="T11">También se muestra el signo por pantalla.</text:span></text:p>
      <text:p text:style-name="Standard"><text:span text:style-name="T4"><text:tab/>in 04h</text:span></text:p>
      <text:p text:style-name="Standard"><text:span text:style-name="T4"><text:tab/>cpi 2Dh</text:span></text:p>
      <text:p text:style-name="Standard"><text:span text:style-name="T4"><text:tab/>jz neg1<text:tab/></text:span></text:p>
      <text:p text:style-name="Standard"><text:span text:style-name="T4"><text:tab/>cpi 2Bh</text:span></text:p>
      <text:p text:style-name="Standard"><text:span text:style-name="T4"><text:tab/>jz pos1</text:span></text:p>
      <text:p text:style-name="Standard"><text:span text:style-name="T4"><text:tab/>jmp error</text:span></text:p>
      <text:p text:style-name="Standard"><text:span text:style-name="T4">pos1:</text:span></text:p>
      <text:p text:style-name="Standard"><text:span text:style-name="T4"><text:tab/>lxi H, n1_sign</text:span></text:p>
      <text:p text:style-name="Standard"><text:span text:style-name="T4"><text:tab/>mvi M, 00h</text:span></text:p>
      <text:p text:style-name="Standard"><text:span text:style-name="T4"><text:tab/>stax B</text:span></text:p>
      <text:p text:style-name="Standard"><text:span text:style-name="T4"><text:tab/>inx B</text:span></text:p>
      <text:p text:style-name="Standard"><text:span text:style-name="T4"><text:tab/>jmp end</text:span></text:p>
      <text:p text:style-name="Standard"><text:soft-page-break/><text:span text:style-name="T4">neg1:</text:span></text:p>
      <text:p text:style-name="Standard"><text:span text:style-name="T4"><text:tab/>lxi H, n1_sign</text:span></text:p>
      <text:p text:style-name="Standard"><text:span text:style-name="T4"><text:tab/>mvi M, 01h</text:span></text:p>
      <text:p text:style-name="Standard"><text:span text:style-name="T4"><text:tab/>stax B</text:span></text:p>
      <text:p text:style-name="Standard"><text:span text:style-name="T4"><text:tab/>inx B</text:span></text:p>
      <text:p text:style-name="Standard"><text:span text:style-name="T4"><text:tab/>jmp end</text:span></text:p>
      <text:p text:style-name="P13"/>
      <text:p text:style-name="Standard"><text:span text:style-name="T4">insert_sign2:</text:span></text:p>
      <text:p text:style-name="Standard"><text:span text:style-name="T4">; </text:span><text:span text:style-name="T10">Si se han introducido 5 caracteres en la secuencia significa que se debe </text:span></text:p>
      <text:p text:style-name="Standard"><text:span text:style-name="T10">; introducir posteriormente el signo del segudo número. Se procede de manera </text:span></text:p>
      <text:p text:style-name="Standard"><text:span text:style-name="T10">; similar a insert_sign1 pero,en este caso, se guarda en la posición de memoria</text:span></text:p>
      <text:p text:style-name="Standard"><text:span text:style-name="T10">; n2_sign.</text:span></text:p>
      <text:p text:style-name="Standard"><text:span text:style-name="T4"><text:tab/>in 04h</text:span></text:p>
      <text:p text:style-name="Standard"><text:span text:style-name="T4"><text:tab/>cpi 2dh</text:span></text:p>
      <text:p text:style-name="Standard"><text:span text:style-name="T4"><text:tab/>jz neg2</text:span></text:p>
      <text:p text:style-name="Standard"><text:span text:style-name="T4"><text:tab/>cpi 2Bh</text:span></text:p>
      <text:p text:style-name="Standard"><text:span text:style-name="T4"><text:tab/>jz pos2</text:span></text:p>
      <text:p text:style-name="Standard"><text:span text:style-name="T4"><text:tab/>jmp error</text:span></text:p>
      <text:p text:style-name="Standard"><text:span text:style-name="T4">pos2:</text:span></text:p>
      <text:p text:style-name="Standard"><text:span text:style-name="T4"><text:tab/>lxi H, n2_sign</text:span></text:p>
      <text:p text:style-name="Standard"><text:span text:style-name="T4"><text:tab/>mvi M, 00h</text:span></text:p>
      <text:p text:style-name="Standard"><text:span text:style-name="T4"><text:tab/>stax B</text:span></text:p>
      <text:p text:style-name="Standard"><text:span text:style-name="T4"><text:tab/>inx B</text:span></text:p>
      <text:p text:style-name="Standard"><text:span text:style-name="T4"><text:tab/>jmp end</text:span></text:p>
      <text:p text:style-name="Standard"><text:span text:style-name="T4">neg2:</text:span></text:p>
      <text:p text:style-name="Standard"><text:span text:style-name="T4"><text:tab/>lxi H, n2_sign</text:span></text:p>
      <text:p text:style-name="Standard"><text:span text:style-name="T4"><text:tab/>mvi M, 01h</text:span></text:p>
      <text:p text:style-name="Standard"><text:span text:style-name="T4"><text:tab/>stax B</text:span></text:p>
      <text:p text:style-name="Standard"><text:span text:style-name="T4"><text:tab/>inx B</text:span></text:p>
      <text:p text:style-name="Standard"><text:span text:style-name="T4"><text:tab/>jmp end</text:span></text:p>
      <text:p text:style-name="Standard"><text:span text:style-name="T4"><text:tab/></text:span></text:p>
      <text:p text:style-name="Standard"><text:span text:style-name="T4">insert_equals:</text:span></text:p>
      <text:p text:style-name="Standard"><text:span text:style-name="T4">; </text:span><text:span text:style-name="T11">Una vez se han introducido los dos números y la operación, es decir, 9 </text:span></text:p>
      <text:p text:style-name="Standard"><text:span text:style-name="T11">; caracteres, se debe introducir un igual para que se ejecute la operación así</text:span></text:p>
      <text:p text:style-name="Standard"><text:span text:style-name="T11">; que se comprueba si esta es la tecla introducida. Si lo es, se escribe el </text:span></text:p>
      <text:p text:style-name="Standard"><text:span text:style-name="T11">; igual por pantalla</text:span></text:p>
      <text:p text:style-name="Standard"><text:span text:style-name="T4"><text:tab/>in 04h</text:span></text:p>
      <text:p text:style-name="Standard"><text:span text:style-name="T4"><text:tab/>cpi 3dh</text:span></text:p>
      <text:p text:style-name="Standard"><text:span text:style-name="T4"><text:tab/>jnz error<text:tab/></text:span></text:p>
      <text:p text:style-name="Standard"><text:span text:style-name="T4"><text:tab/>stax B<text:tab/><text:tab/><text:tab/><text:tab/></text:span></text:p>
      <text:p text:style-name="Standard"><text:span text:style-name="T4"><text:tab/>inx B</text:span></text:p>
      <text:p text:style-name="Standard"><text:span text:style-name="T4">; </text:span><text:span text:style-name="T11">tras escribir el igual, se convierten los tres dígitos del primer y segundo </text:span></text:p>
      <text:p text:style-name="Standard"><text:span text:style-name="T11">; número junto con el signo a un número expresado en complemento a2 y este se </text:span></text:p>
      <text:p text:style-name="Standard"><text:span text:style-name="T11">; almacena en la posición correspondiente de la memoria (n1 o n2). Para </text:span></text:p>
      <text:p text:style-name="Standard"><text:span text:style-name="T11">; convertirlos se usa la rutina convert_bin.</text:span></text:p>
      <text:p text:style-name="Standard"><text:span text:style-name="T4"><text:tab/>lxi H, n1_digits</text:span></text:p>
      <text:p text:style-name="Standard"><text:span text:style-name="T4"><text:tab/>call convert_bin</text:span></text:p>
      <text:p text:style-name="Standard"><text:span text:style-name="T4"><text:tab/>lxi H, n2_digits</text:span></text:p>
      <text:p text:style-name="Standard"><text:span text:style-name="T4"><text:tab/>call convert_bin</text:span></text:p>
      <text:p text:style-name="P13">; <text:span text:style-name="T29">Cuando ya se tiene la expresión en ca2 de ambos operandos primero se comprueba</text:span></text:p>
      <text:p text:style-name="P13">; <text:span text:style-name="T29">la operación a realizar a partir de la posición de memoria op. También se </text:span></text:p>
      <text:p text:style-name="P13">; <text:span text:style-name="T29">carga en el registro E el primer número (expresado en ca2) para luego operar</text:span></text:p>
      <text:p text:style-name="Standard"><text:span text:style-name="T4"><text:tab/>lxi H, n1</text:span></text:p>
      <text:p text:style-name="Standard"><text:span text:style-name="T4"><text:tab/>mov E, M</text:span></text:p>
      <text:p text:style-name="P13"/>
      <text:p text:style-name="Standard"><text:span text:style-name="T4"><text:tab/>lxi H, op</text:span></text:p>
      <text:p text:style-name="Standard"><text:span text:style-name="T4"><text:tab/>mov A, M<text:tab/><text:tab/></text:span></text:p>
      <text:p text:style-name="Standard"><text:span text:style-name="T4"><text:tab/>cpi 2bh</text:span></text:p>
      <text:p text:style-name="Standard"><text:span text:style-name="T4"><text:tab/>jz op_sum</text:span></text:p>
      <text:p text:style-name="Standard"><text:span text:style-name="T4"><text:tab/>cpi 2dh</text:span></text:p>
      <text:p text:style-name="Standard"><text:span text:style-name="T4"><text:tab/>jz op_sub</text:span></text:p>
      <text:p text:style-name="Standard"><text:soft-page-break/><text:span text:style-name="T4"><text:tab/>cpi 26h</text:span></text:p>
      <text:p text:style-name="Standard"><text:span text:style-name="T4"><text:tab/>jz op_and</text:span></text:p>
      <text:p text:style-name="Standard"><text:span text:style-name="T4"><text:tab/>cpi 7ch</text:span></text:p>
      <text:p text:style-name="Standard"><text:span text:style-name="T4"><text:tab/>jz op_or</text:span></text:p>
      <text:p text:style-name="Standard"><text:span text:style-name="T4">op_sum:</text:span></text:p>
      <text:p text:style-name="Standard"><text:span text:style-name="T4">; </text:span><text:span text:style-name="T12">En el caso de la operación suma, primero se carga n2 en A. Luego se suma a </text:span></text:p>
      <text:p text:style-name="Standard"><text:span text:style-name="T13">; este número n2, el cual ya estaba almacenado en E. A la vez se guarda el signo</text:span></text:p>
      <text:p text:style-name="Standard"><text:span text:style-name="T13">; de n1, de n2 y de la suma en ca2 entre los dos en los registros C, D y B </text:span></text:p>
      <text:p text:style-name="P26"><text:span text:style-name="T13">; respectivamente. Para conocer el signo se utiliza la rutina is_neg. El</text:span></text:p>
      <text:p text:style-name="P26"><text:span text:style-name="T13">; resultado de la suma se almacena en la pila para recuperarlo más tarde.</text:span></text:p>
      <text:p text:style-name="Standard"><text:span text:style-name="T4"><text:tab/>lxi H, n2</text:span></text:p>
      <text:p text:style-name="P35"><text:span text:style-name="T4"><text:tab/>mov A, M<text:tab/><text:tab/></text:span><text:span text:style-name="T31">; Ejemplo de direccionamiento indirecto</text:span></text:p>
      <text:p text:style-name="Standard"><text:span text:style-name="T4"><text:tab/>push B</text:span></text:p>
      <text:p text:style-name="Standard"><text:span text:style-name="T4"><text:tab/>call is_neg</text:span></text:p>
      <text:p text:style-name="P35"><text:span text:style-name="T4"><text:tab/>mov D, C<text:tab/><text:tab/></text:span><text:span text:style-name="T30">; </text:span><text:span text:style-name="T31">Ejemplo de direccionamiento directo</text:span></text:p>
      <text:p text:style-name="Standard"><text:span text:style-name="T4"><text:tab/>add E<text:tab/></text:span></text:p>
      <text:p text:style-name="Standard"><text:span text:style-name="T4"><text:tab/>push PSW</text:span></text:p>
      <text:p text:style-name="Standard"><text:span text:style-name="T4"><text:tab/>call is_neg</text:span></text:p>
      <text:p text:style-name="Standard"><text:span text:style-name="T4"><text:tab/>mov B, C</text:span></text:p>
      <text:p text:style-name="Standard"><text:span text:style-name="T4"><text:tab/>mov A, E</text:span></text:p>
      <text:p text:style-name="Standard"><text:span text:style-name="T4"><text:tab/>call is_neg</text:span></text:p>
      <text:p text:style-name="Standard"><text:span text:style-name="T4"><text:tab/>mov A, C</text:span></text:p>
      <text:p text:style-name="Standard"><text:span text:style-name="T4">; </text:span><text:span text:style-name="T14">Cuando los signos de n1, n2 y n1 + n2 están almacenados en los registros</text:span></text:p>
      <text:p text:style-name="Standard"><text:span text:style-name="T14">; arriba especificados, se procede a comprobar si se ha prducido overflow.</text:span></text:p>
      <text:p text:style-name="Standard"><text:span text:style-name="T14">; Para ello se ve primero si n1 y n2 tienen distinto signo, en cuyo caso nunca</text:span></text:p>
      <text:p text:style-name="Standard"><text:span text:style-name="T14">; habrá overflow por lo que podemos ir a la dirección is_correct1</text:span></text:p>
      <text:p text:style-name="Standard"><text:span text:style-name="T4"><text:tab/>xra D<text:tab/></text:span></text:p>
      <text:p text:style-name="Standard"><text:span text:style-name="T4"><text:tab/>cpi 01h</text:span></text:p>
      <text:p text:style-name="Standard"><text:span text:style-name="T4"><text:tab/>jz is_correct1<text:tab/></text:span></text:p>
      <text:p text:style-name="Standard"><text:span text:style-name="T4">; </text:span><text:span text:style-name="T14">En caso de que n1 y n2 tengan el mismo signo puede haber overflow. Para saber </text:span></text:p>
      <text:p text:style-name="Standard"><text:span text:style-name="T14">; si lo hay solo tenemos que comprobar si el signo de uno de ellos corresponde </text:span></text:p>
      <text:p text:style-name="Standard"><text:span text:style-name="T14">; con el signo de la suma de ambos, en cuyo caso la suma será correcta, es decir</text:span></text:p>
      <text:p text:style-name="Standard"><text:span text:style-name="T14">; no habrá overflow. Sin embargo, si n1 y n2 tienen el mismo signo y n1 + n2 </text:span></text:p>
      <text:p text:style-name="Standard"><text:span text:style-name="T14">; tiene signo distinto en ca2 sabemos que se ha producido overflow (puesto que</text:span></text:p>
      <text:p text:style-name="Standard"><text:span text:style-name="T14">; esto es imposible) por lo tanto procedemos a mostrar un mensaje de error por </text:span></text:p>
      <text:p text:style-name="Standard"><text:span text:style-name="T14">; pantalla llamando a pop_2_error. Es necesario llamar a esta instrucción y no a </text:span></text:p>
      <text:p text:style-name="Standard"><text:span text:style-name="T14">; error porque se ha alterado el par de bits BC </text:span><text:span text:style-name="T15">y se tiene que recuperar de la </text:span></text:p>
      <text:p text:style-name="Standard"><text:span text:style-name="T15">; pila ( y está en la segunda posición de salida de la pila, por detrás de <text:s/>el </text:span></text:p>
      <text:p text:style-name="Standard"><text:span text:style-name="T15">; antiguo valor de PSW)</text:span></text:p>
      <text:p text:style-name="Standard"><text:span text:style-name="T4"><text:tab/>mov A, C</text:span></text:p>
      <text:p text:style-name="Standard"><text:span text:style-name="T4"><text:tab/>cmp B</text:span></text:p>
      <text:p text:style-name="Standard"><text:span text:style-name="T4"><text:tab/>jz is_correct1</text:span></text:p>
      <text:p text:style-name="Standard"><text:span text:style-name="T4"><text:tab/>jmp pop_2_error</text:span></text:p>
      <text:p text:style-name="Standard"><text:span text:style-name="T4">is_correct1:</text:span></text:p>
      <text:p text:style-name="Standard"><text:span text:style-name="T4">; </text:span><text:span text:style-name="T15">Si no hay error de overflow se prosigue con el flujo de programa.</text:span></text:p>
      <text:p text:style-name="Standard"><text:span text:style-name="T4"><text:tab/>pop PSW</text:span></text:p>
      <text:p text:style-name="Standard"><text:span text:style-name="T4"><text:tab/>pop B</text:span></text:p>
      <text:p text:style-name="Standard"><text:span text:style-name="T4"><text:tab/>jmp end_op</text:span></text:p>
      <text:p text:style-name="P13"/>
      <text:p text:style-name="Standard"><text:span text:style-name="T4">op_sub:</text:span></text:p>
      <text:p text:style-name="Standard"><text:span text:style-name="T4">; </text:span><text:span text:style-name="T15">en la operación resta se procede de manera similar como en la operación suma,</text:span></text:p>
      <text:p text:style-name="Standard"><text:span text:style-name="T15">; también en la detección de overflow. Lo único que cambia en este caso es que </text:span></text:p>
      <text:p text:style-name="Standard"><text:span text:style-name="T15">; antes de iniciar la suma, n2 se complementa en complemento a2 para invertir su</text:span></text:p>
      <text:p text:style-name="Standard"><text:span text:style-name="T15">; signo y que se efectúe la resta correctamente.</text:span></text:p>
      <text:p text:style-name="Standard"><text:span text:style-name="T4"><text:tab/>lxi H, n2</text:span></text:p>
      <text:p text:style-name="Standard"><text:span text:style-name="T4"><text:tab/>mov A, M</text:span></text:p>
      <text:p text:style-name="Standard"><text:span text:style-name="T4"><text:tab/>cma</text:span></text:p>
      <text:p text:style-name="Standard"><text:span text:style-name="T4"><text:tab/>inr A</text:span></text:p>
      <text:p text:style-name="P13"/>
      <text:p text:style-name="Standard"><text:span text:style-name="T4"><text:tab/>push B</text:span></text:p>
      <text:p text:style-name="Standard"><text:span text:style-name="T4"><text:tab/>call is_neg</text:span></text:p>
      <text:p text:style-name="Standard"><text:soft-page-break/><text:span text:style-name="T4"><text:tab/>mov D, C</text:span></text:p>
      <text:p text:style-name="Standard"><text:span text:style-name="T4"><text:tab/>add E<text:tab/></text:span></text:p>
      <text:p text:style-name="Standard"><text:span text:style-name="T4"><text:tab/>push PSW</text:span></text:p>
      <text:p text:style-name="Standard"><text:span text:style-name="T4"><text:tab/>call is_neg</text:span></text:p>
      <text:p text:style-name="Standard"><text:span text:style-name="T4"><text:tab/>mov B, C</text:span></text:p>
      <text:p text:style-name="Standard"><text:span text:style-name="T4"><text:tab/>mov A, E</text:span></text:p>
      <text:p text:style-name="Standard"><text:span text:style-name="T4"><text:tab/>call is_neg</text:span></text:p>
      <text:p text:style-name="Standard"><text:span text:style-name="T4"><text:tab/>mov A, C</text:span></text:p>
      <text:p text:style-name="Standard"><text:span text:style-name="T4"><text:tab/>xra D<text:tab/></text:span></text:p>
      <text:p text:style-name="Standard"><text:span text:style-name="T4"><text:tab/>cpi 01h</text:span></text:p>
      <text:p text:style-name="Standard"><text:span text:style-name="T4"><text:tab/>jz is_correct2<text:tab/></text:span></text:p>
      <text:p text:style-name="Standard"><text:span text:style-name="T4"><text:tab/>mov A, C</text:span></text:p>
      <text:p text:style-name="Standard"><text:span text:style-name="T4"><text:tab/>cmp B</text:span></text:p>
      <text:p text:style-name="Standard"><text:span text:style-name="T4"><text:tab/>jz is_correct2</text:span></text:p>
      <text:p text:style-name="Standard"><text:span text:style-name="T4"><text:tab/>jmp pop_2_error</text:span></text:p>
      <text:p text:style-name="Standard"><text:span text:style-name="T4">is_correct2:</text:span></text:p>
      <text:p text:style-name="Standard"><text:span text:style-name="T4"><text:tab/>pop PSW</text:span></text:p>
      <text:p text:style-name="Standard"><text:span text:style-name="T4"><text:tab/>pop B</text:span></text:p>
      <text:p text:style-name="Standard"><text:span text:style-name="T4"><text:tab/>jmp end_op</text:span></text:p>
      <text:p text:style-name="P13"/>
      <text:p text:style-name="Standard"><text:span text:style-name="T4">op_and:</text:span></text:p>
      <text:p text:style-name="Standard"><text:span text:style-name="T4">; </text:span><text:span text:style-name="T15">En la operación and se carga n2 en A y se efectúa la operación con n2 </text:span></text:p>
      <text:p text:style-name="Standard"><text:span text:style-name="T15">; almacenado en E.</text:span></text:p>
      <text:p text:style-name="Standard"><text:span text:style-name="T4"><text:tab/>lxi H, n2</text:span></text:p>
      <text:p text:style-name="Standard"><text:span text:style-name="T4"><text:tab/>mov A, M</text:span></text:p>
      <text:p text:style-name="Standard"><text:span text:style-name="T4"><text:tab/>ana E</text:span></text:p>
      <text:p text:style-name="Standard"><text:span text:style-name="T4"><text:tab/>jmp end_op</text:span></text:p>
      <text:p text:style-name="Standard"><text:span text:style-name="T4"/></text:p>
      <text:p text:style-name="Standard"><text:span text:style-name="T4">op_or:</text:span></text:p>
      <text:p text:style-name="Standard"><text:span text:style-name="T4">; </text:span><text:span text:style-name="T15">en la operación or se procede de manera similar a la operación and</text:span></text:p>
      <text:p text:style-name="Standard"><text:span text:style-name="T4"><text:tab/>lxi H, n2</text:span></text:p>
      <text:p text:style-name="Standard"><text:span text:style-name="T4"><text:tab/>mov A, M</text:span></text:p>
      <text:p text:style-name="Standard"><text:span text:style-name="T4"><text:tab/>ora E<text:tab/></text:span></text:p>
      <text:p text:style-name="Standard"><text:span text:style-name="T4"/></text:p>
      <text:p text:style-name="Standard"><text:span text:style-name="T4">end_op:</text:span></text:p>
      <text:p text:style-name="Standard"><text:span text:style-name="T4">; </text:span><text:span text:style-name="T15">Una vez se ha efectuado la operación indicada correctamente se guarda su </text:span></text:p>
      <text:p text:style-name="Standard"><text:span text:style-name="T15">; resultado en la dirección sol.</text:span></text:p>
      <text:p text:style-name="Standard"><text:span text:style-name="T4"><text:tab/>lxi H, sol<text:tab/></text:span></text:p>
      <text:p text:style-name="Standard"><text:span text:style-name="T4"><text:tab/>mov M, A</text:span></text:p>
      <text:p text:style-name="Standard"><text:span text:style-name="T4">;</text:span><text:span text:style-name="T15"> Cuando ya se tiene la solución de la operación en ca2 almacenada en sol se </text:span></text:p>
      <text:p text:style-name="Standard"><text:span text:style-name="T15">; llama a la rutina convert_dec que calcula los tres dígitos decimales de sol</text:span></text:p>
      <text:p text:style-name="Standard"><text:span text:style-name="T15">; </text:span><text:span text:style-name="T16">y su signo </text:span><text:span text:style-name="T15">para mostrarlos por pantalla.</text:span></text:p>
      <text:p text:style-name="Standard"><text:span text:style-name="T4"><text:tab/>call convert_dec</text:span></text:p>
      <text:p text:style-name="Standard"><text:span text:style-name="T4"><text:tab/>lxi H, sol_sign<text:tab/><text:tab/><text:tab/></text:span></text:p>
      <text:p text:style-name="Standard"><text:span text:style-name="T4"><text:tab/>mov A, M<text:tab/></text:span></text:p>
      <text:p text:style-name="Standard"><text:span text:style-name="T4"><text:tab/>cpi 00h</text:span></text:p>
      <text:p text:style-name="Standard"><text:span text:style-name="T4"><text:tab/>jz sol_pos</text:span></text:p>
      <text:p text:style-name="Standard"><text:span text:style-name="T4"><text:tab/>mvi A, 2dh</text:span></text:p>
      <text:p text:style-name="Standard"><text:span text:style-name="T4"><text:tab/>jmp end_sol_pos</text:span></text:p>
      <text:p text:style-name="Standard"><text:span text:style-name="T4">sol_pos:</text:span></text:p>
      <text:p text:style-name="Standard"><text:span text:style-name="T4"><text:tab/>mvi A, 2bh</text:span></text:p>
      <text:p text:style-name="Standard"><text:span text:style-name="T4">end_sol_pos:</text:span></text:p>
      <text:p text:style-name="Standard"><text:span text:style-name="T4"><text:tab/>stax B</text:span></text:p>
      <text:p text:style-name="Standard"><text:span text:style-name="T4"><text:tab/>inx B</text:span></text:p>
      <text:p text:style-name="Standard"><text:span text:style-name="T4"><text:tab/>lxi H, sol_digits<text:tab/><text:tab/><text:tab/></text:span></text:p>
      <text:p text:style-name="P27"><text:span text:style-name="T4"><text:tab/>mov A, M</text:span></text:p>
      <text:p text:style-name="P27"><text:span text:style-name="T4"><text:tab/>; </text:span><text:span text:style-name="T16">a cada dígito decimal se le suma 30h para obtener su expresión en ascii</text:span><text:span text:style-name="T4"><text:tab/></text:span></text:p>
      <text:p text:style-name="Standard"><text:span text:style-name="T4"><text:tab/>adi 30h</text:span></text:p>
      <text:p text:style-name="Standard"><text:span text:style-name="T4"><text:tab/>stax B</text:span></text:p>
      <text:p text:style-name="Standard"><text:span text:style-name="T4"><text:tab/>inx B</text:span></text:p>
      <text:p text:style-name="Standard"><text:span text:style-name="T4"><text:tab/>inx H</text:span></text:p>
      <text:p text:style-name="Standard"><text:soft-page-break/><text:span text:style-name="T4"><text:tab/>mov A, M</text:span></text:p>
      <text:p text:style-name="Standard"><text:span text:style-name="T4"><text:tab/>adi 30h</text:span></text:p>
      <text:p text:style-name="Standard"><text:span text:style-name="T4"><text:tab/>stax B</text:span></text:p>
      <text:p text:style-name="Standard"><text:span text:style-name="T4"><text:tab/>inx B</text:span></text:p>
      <text:p text:style-name="Standard"><text:span text:style-name="T4"><text:tab/>inx H</text:span></text:p>
      <text:p text:style-name="Standard"><text:span text:style-name="T4"><text:tab/>mov A, M<text:tab/></text:span></text:p>
      <text:p text:style-name="Standard"><text:span text:style-name="T4"><text:tab/>adi 30h</text:span></text:p>
      <text:p text:style-name="Standard"><text:span text:style-name="T4"><text:tab/>stax B</text:span></text:p>
      <text:p text:style-name="Standard"><text:span text:style-name="T4"><text:tab/>; </text:span><text:span text:style-name="T16">Una vez se ha escrito la solución por pantalla se detiene el procesador</text:span></text:p>
      <text:p text:style-name="Standard"><text:span text:style-name="T4"><text:tab/>hlt</text:span></text:p>
      <text:p text:style-name="Standard"><text:span text:style-name="T4">end:</text:span></text:p>
      <text:p text:style-name="Standard"><text:span text:style-name="T4">; </text:span><text:span text:style-name="T16">Cuando se ha procesado la tecla introducida se incrementa el número de </text:span></text:p>
      <text:p text:style-name="Standard"><text:span text:style-name="T16">; dígitos introducidos en 1 y se termina la rutina</text:span></text:p>
      <text:p text:style-name="Standard"><text:span text:style-name="T4"><text:tab/>inr D</text:span></text:p>
      <text:p text:style-name="Standard"><text:span text:style-name="T4"><text:tab/>ret</text:span></text:p>
      <text:p text:style-name="P13"/>
      <text:p text:style-name="P13"/>
      <text:p text:style-name="P13"/>
      <text:p text:style-name="Standard"><text:span text:style-name="T4">check_number:<text:tab/><text:tab/><text:tab/></text:span></text:p>
      <text:p text:style-name="P28"><text:span text:style-name="T4">; esta rutina deja A como está si </text:span><text:span text:style-name="T17">es la expresión ascii de un número y lo cambia </text:span></text:p>
      <text:p text:style-name="P28"><text:span text:style-name="T17">; a 00h de lo contrario</text:span></text:p>
      <text:p text:style-name="Standard"><text:span text:style-name="T4"><text:tab/>push D</text:span></text:p>
      <text:p text:style-name="Standard"><text:span text:style-name="T4"><text:tab/>push H<text:tab/></text:span></text:p>
      <text:p text:style-name="P29"><text:span text:style-name="T4">; numbers_count contiene el número de números que hay para saber cuántas </text:span></text:p>
      <text:p text:style-name="P29"><text:span text:style-name="T4">; iteraciones debe hacer el allowed_loop como máximo para comparar el valor de </text:span></text:p>
      <text:p text:style-name="P29"><text:span text:style-name="T4">; A con la expresión de todos los números en ascii</text:span></text:p>
      <text:p text:style-name="Standard"><text:span text:style-name="T4"><text:tab/>mvi E, numbers_count<text:tab/></text:span></text:p>
      <text:p text:style-name="Standard"><text:span text:style-name="T4"><text:tab/>lxi H, numbers<text:tab/><text:tab/></text:span></text:p>
      <text:p text:style-name="Standard"><text:span text:style-name="T4">allowed_loop:</text:span></text:p>
      <text:p text:style-name="Standard"><text:span text:style-name="T4"><text:tab/>mov D, M<text:tab/><text:tab/><text:tab/></text:span></text:p>
      <text:p text:style-name="Standard"><text:span text:style-name="T4"><text:tab/>cmp D<text:tab/><text:tab/><text:tab/><text:tab/></text:span></text:p>
      <text:p text:style-name="Standard"><text:span text:style-name="T4"><text:tab/>jz end_allowed<text:tab/><text:tab/></text:span></text:p>
      <text:p text:style-name="Standard"><text:span text:style-name="T4"><text:tab/>inx H<text:tab/><text:tab/><text:tab/><text:tab/></text:span></text:p>
      <text:p text:style-name="Standard"><text:span text:style-name="T4"><text:tab/>dcr E<text:tab/><text:tab/><text:tab/><text:tab/></text:span></text:p>
      <text:p text:style-name="Standard"><text:span text:style-name="T4"><text:tab/>jnz allowed_loop<text:tab/><text:tab/></text:span></text:p>
      <text:p text:style-name="Standard"><text:span text:style-name="T4">not_allowed:</text:span></text:p>
      <text:p text:style-name="Standard"><text:span text:style-name="T4"><text:tab/>mvi A, 00h</text:span></text:p>
      <text:p text:style-name="Standard"><text:span text:style-name="T4">end_allowed:</text:span></text:p>
      <text:p text:style-name="Standard"><text:span text:style-name="T4"><text:tab/>pop H</text:span></text:p>
      <text:p text:style-name="Standard"><text:span text:style-name="T4"><text:tab/>pop D<text:tab/></text:span></text:p>
      <text:p text:style-name="Standard"><text:span text:style-name="T4"><text:tab/>ret</text:span></text:p>
      <text:p text:style-name="P13"/>
      <text:p text:style-name="P13"/>
      <text:p text:style-name="P13"/>
      <text:p text:style-name="Standard"><text:span text:style-name="T4">mul:<text:tab/><text:tab/><text:tab/><text:tab/><text:tab/></text:span></text:p>
      <text:p text:style-name="P28"><text:span text:style-name="T4">; </text:span><text:span text:style-name="T17">Esta rutina efectúa la operación A &lt;= A + B * C, teniendo en cuenta solo </text:span></text:p>
      <text:p text:style-name="P28"><text:span text:style-name="T17">; números positivos. Además, detecta si hay overflow en el acumulador tras </text:span></text:p>
      <text:p text:style-name="P28"><text:span text:style-name="T17">; hacer la suma. Para detectarlo comprueba su bit de signo en cada suma sucesiva</text:span></text:p>
      <text:p text:style-name="P28"><text:span text:style-name="T17">; que se hace. Si es signo negativo significa que ha habido overflow.</text:span><text:span text:style-name="T4"><text:tab/><text:tab/><text:tab/></text:span></text:p>
      <text:p text:style-name="P28"><text:span text:style-name="T4"><text:tab/>push PSW</text:span></text:p>
      <text:p text:style-name="Standard"><text:span text:style-name="T4"><text:tab/>mov A, B</text:span></text:p>
      <text:p text:style-name="Standard"><text:span text:style-name="T4"><text:tab/>; </text:span><text:span text:style-name="T18">primero si B == 0 el valor de A se mantiene </text:span></text:p>
      <text:p text:style-name="Standard"><text:span text:style-name="T4"><text:tab/>cpi 00h</text:span></text:p>
      <text:p text:style-name="Standard"><text:span text:style-name="T4"><text:tab/>jnz end_comp_b_0</text:span></text:p>
      <text:p text:style-name="Standard"><text:span text:style-name="T4"><text:tab/>pop PSW</text:span></text:p>
      <text:p text:style-name="Standard"><text:span text:style-name="T4"><text:tab/>ret</text:span></text:p>
      <text:p text:style-name="Standard"><text:span text:style-name="T4">end_comp_b_0:</text:span></text:p>
      <text:p text:style-name="Standard"><text:span text:style-name="T4"><text:tab/>; </text:span><text:span text:style-name="T18">Tras comprobar que B != 0 se suma C a A, se resta 1 a B y si B sigue</text:span></text:p>
      <text:p text:style-name="Standard"><text:span text:style-name="T18"><text:tab/>; siendo distinto de 0 se vuelve a ejecutar la rutina hasta que B sea 0</text:span></text:p>
      <text:p text:style-name="Standard"><text:span text:style-name="T18"><text:tab/>; y, por tanto, la multiplicación estará completa. Tras sumar C a A </text:span></text:p>
      <text:p text:style-name="Standard"><text:span text:style-name="T18"><text:tab/>; se comprueba el signo de A, si es negativo, como se ha explicado, </text:span></text:p>
      <text:p text:style-name="Standard"><text:soft-page-break/><text:span text:style-name="T18"><text:tab/>; significa que hay overflow y, por tanto, se muestra un mensaje de error</text:span></text:p>
      <text:p text:style-name="Standard"><text:span text:style-name="T4"><text:tab/>pop PSW</text:span></text:p>
      <text:p text:style-name="Standard"><text:span text:style-name="T4"><text:tab/>add C</text:span></text:p>
      <text:p text:style-name="Standard"><text:span text:style-name="T4"><text:tab/>push B</text:span></text:p>
      <text:p text:style-name="Standard"><text:span text:style-name="T4"><text:tab/>call is_neg</text:span></text:p>
      <text:p text:style-name="Standard"><text:span text:style-name="T4"><text:tab/>mov B, A<text:tab/></text:span></text:p>
      <text:p text:style-name="Standard"><text:span text:style-name="T4"><text:tab/>mov A, C<text:tab/></text:span></text:p>
      <text:p text:style-name="Standard"><text:span text:style-name="T4"><text:tab/>cpi 01h</text:span></text:p>
      <text:p text:style-name="Standard"><text:span text:style-name="T4"><text:tab/>jz pop_3_error</text:span></text:p>
      <text:p text:style-name="Standard"><text:span text:style-name="T4"><text:tab/>mov A, B</text:span></text:p>
      <text:p text:style-name="Standard"><text:span text:style-name="T4"><text:tab/>pop B</text:span></text:p>
      <text:p text:style-name="Standard"><text:span text:style-name="T4"><text:tab/>dcr B</text:span></text:p>
      <text:p text:style-name="Standard"><text:span text:style-name="T4"><text:tab/>jnz mul</text:span></text:p>
      <text:p text:style-name="Standard"><text:span text:style-name="T4"><text:tab/>ret</text:span></text:p>
      <text:p text:style-name="P13"/>
      <text:p text:style-name="P13"/>
      <text:p text:style-name="P13"/>
      <text:p text:style-name="P30"><text:span text:style-name="T4">div:<text:tab/><text:tab/><text:tab/><text:tab/></text:span></text:p>
      <text:p text:style-name="P30"><text:span text:style-name="T4">; </text:span><text:span text:style-name="T18">Esta rutina divide de manera entera A entre C. Guarda el resto en A y el</text:span></text:p>
      <text:p text:style-name="P30"><text:span text:style-name="T18">; resultado en C</text:span><text:span text:style-name="T4"><text:tab/><text:tab/><text:tab/><text:tab/></text:span></text:p>
      <text:p text:style-name="Standard"><text:span text:style-name="T4"><text:tab/>push H </text:span></text:p>
      <text:p text:style-name="Standard"><text:span text:style-name="T4"><text:tab/>mov H, A</text:span></text:p>
      <text:p text:style-name="Standard"><text:span text:style-name="T4"><text:tab/>; </text:span><text:span text:style-name="T19">Primero se inicializan A y L a 0</text:span></text:p>
      <text:p text:style-name="Standard"><text:span text:style-name="T4"><text:tab/>mvi A, 00h</text:span></text:p>
      <text:p text:style-name="Standard"><text:span text:style-name="T4"><text:tab/>mvi L, 00h</text:span></text:p>
      <text:p text:style-name="Standard"><text:span text:style-name="T4">div_loop:</text:span></text:p>
      <text:p text:style-name="Standard"><text:span text:style-name="T4">; </text:span><text:span text:style-name="T19">En cada iteración del bucle div_loop se suma el valor de C a A y se incrementa</text:span></text:p>
      <text:p text:style-name="Standard"><text:span text:style-name="T19">; L en 1. Luego se compara el valor de A con el valor en H. Si H es mayor que A</text:span></text:p>
      <text:p text:style-name="Standard"><text:span text:style-name="T19">; se vuelve a div_loop, si H == A entonces la división es </text:span><text:span text:style-name="T20">exacta y si H es menor </text:span></text:p>
      <text:p text:style-name="Standard"><text:span text:style-name="T20">; que A, la solución de la división es el valor de L en la anterior iteración </text:span></text:p>
      <text:p text:style-name="Standard"><text:span text:style-name="T4"><text:tab/>add C</text:span></text:p>
      <text:p text:style-name="Standard"><text:span text:style-name="T4"><text:tab/>inr L</text:span></text:p>
      <text:p text:style-name="Standard"><text:span text:style-name="T4"><text:tab/>cmp H<text:tab/></text:span></text:p>
      <text:p text:style-name="Standard"><text:span text:style-name="T4"><text:tab/>jz division_exacta</text:span></text:p>
      <text:p text:style-name="Standard"><text:span text:style-name="T4"><text:tab/>jc div_loop</text:span></text:p>
      <text:p text:style-name="Standard"><text:span text:style-name="T4"><text:tab/>dcr L<text:tab/></text:span></text:p>
      <text:p text:style-name="Standard"><text:span text:style-name="T4"><text:tab/>sub C<text:tab/></text:span></text:p>
      <text:p text:style-name="Standard"><text:span text:style-name="T4">division_exacta:</text:span></text:p>
      <text:p text:style-name="Standard"><text:span text:style-name="T4">; </text:span><text:span text:style-name="T21">Cuando L tiene el resultado de la división, el valor de A se le resta al valor</text:span></text:p>
      <text:p text:style-name="P36"><text:span text:style-name="T21">; de H </text:span><text:span text:style-name="T26">(</text:span><text:span text:style-name="T21">que es el dividendo original de la división</text:span><text:span text:style-name="T26">)</text:span><text:span text:style-name="T21"> para obtener el resto, ya </text:span></text:p>
      <text:p text:style-name="Standard"><text:span text:style-name="T21">; que en este punto A es el producto entre el cociente y el divisor de la </text:span></text:p>
      <text:p text:style-name="Standard"><text:span text:style-name="T21">; división entera. De este modo el resto se almacena en A y solo queda cambiar </text:span></text:p>
      <text:p text:style-name="Standard"><text:span text:style-name="T21">; a C el valor de L, que es donde está actualmente el resultado de la operación.</text:span></text:p>
      <text:p text:style-name="Standard"><text:span text:style-name="T4"><text:tab/>mov C, A</text:span></text:p>
      <text:p text:style-name="Standard"><text:span text:style-name="T4"><text:tab/>mov A, H</text:span></text:p>
      <text:p text:style-name="Standard"><text:span text:style-name="T4"><text:tab/>sub C</text:span></text:p>
      <text:p text:style-name="Standard"><text:span text:style-name="T4"><text:tab/>mov C, L</text:span></text:p>
      <text:p text:style-name="Standard"><text:span text:style-name="T4"><text:tab/>pop H</text:span></text:p>
      <text:p text:style-name="Standard"><text:span text:style-name="T4"><text:tab/>ret</text:span></text:p>
      <text:p text:style-name="P13"/>
      <text:p text:style-name="P13"/>
      <text:p text:style-name="P13"/>
      <text:p text:style-name="Standard"><text:span text:style-name="T4">convert_dec: <text:tab/><text:tab/><text:tab/></text:span></text:p>
      <text:p text:style-name="P31"><text:span text:style-name="T4">; </text:span><text:span text:style-name="T21">Convierte el contenido del acumulador en tres dígitos decimales que se guardan</text:span></text:p>
      <text:p text:style-name="P31"><text:span text:style-name="T21">; en las posiciones sol_digit, sol_digit + 1 y sol_digit + 2. Pone el signo en</text:span></text:p>
      <text:p text:style-name="P31"><text:span text:style-name="T21">; sol_sign</text:span><text:span text:style-name="T4"><text:tab/><text:tab/><text:tab/><text:tab/><text:tab/><text:tab/><text:tab/><text:tab/></text:span></text:p>
      <text:p text:style-name="Standard"><text:span text:style-name="T4"><text:tab/>push H</text:span></text:p>
      <text:p text:style-name="Standard"><text:span text:style-name="T4"><text:tab/>push B<text:tab/></text:span></text:p>
      <text:p text:style-name="Standard"><text:span text:style-name="T4"><text:tab/>; </text:span><text:span text:style-name="T22">Primero se observa el signo del número del acumulador y se almacena en </text:span></text:p>
      <text:p text:style-name="Standard"><text:span text:style-name="T22"><text:tab/>; sol_sign. Si el signo es negativo, tras almacenarlo en sol_sign el </text:span></text:p>
      <text:p text:style-name="Standard"><text:span text:style-name="T22"><text:tab/>; número se complementa en a2 para poder trabajar con números positivos</text:span></text:p>
      <text:p text:style-name="Standard"><text:soft-page-break/><text:span text:style-name="T22"><text:tab/>; en la división que se ejecutará luego una vez almacenado el signo.</text:span></text:p>
      <text:p text:style-name="Standard"><text:span text:style-name="T4"><text:tab/>call is_neg</text:span></text:p>
      <text:p text:style-name="Standard"><text:span text:style-name="T4"><text:tab/>mov D, A</text:span></text:p>
      <text:p text:style-name="Standard"><text:span text:style-name="T4"><text:tab/>mov A, C</text:span></text:p>
      <text:p text:style-name="Standard"><text:span text:style-name="T4"><text:tab/>cpi 01h</text:span></text:p>
      <text:p text:style-name="Standard"><text:span text:style-name="T4"><text:tab/>jz change_sign_to_dec</text:span></text:p>
      <text:p text:style-name="Standard"><text:span text:style-name="T4"><text:tab/>mov A, D</text:span></text:p>
      <text:p text:style-name="Standard"><text:span text:style-name="T4"><text:tab/>jmp end_change_sign_to_dec</text:span></text:p>
      <text:p text:style-name="Standard"><text:span text:style-name="T4">change_sign_to_dec:</text:span></text:p>
      <text:p text:style-name="Standard"><text:span text:style-name="T4"><text:tab/>lxi H, sol_sign</text:span></text:p>
      <text:p text:style-name="Standard"><text:span text:style-name="T4"><text:tab/>mov M, A</text:span></text:p>
      <text:p text:style-name="Standard"><text:span text:style-name="T4"><text:tab/>mov A, D</text:span></text:p>
      <text:p text:style-name="Standard"><text:span text:style-name="T4"><text:tab/>cma</text:span></text:p>
      <text:p text:style-name="Standard"><text:span text:style-name="T4"><text:tab/>inr A</text:span></text:p>
      <text:p text:style-name="Standard"><text:span text:style-name="T4">end_change_sign_to_dec:</text:span></text:p>
      <text:p text:style-name="P32"><text:span text:style-name="T4">; Una vez se tiene el número del acumulador representado (su valor entero) con</text:span></text:p>
      <text:p text:style-name="P32"><text:span text:style-name="T4">; signo positivo primero se divide el número entre 100. el resultado es el </text:span></text:p>
      <text:p text:style-name="P32"><text:span text:style-name="T4">; primer dígito decimal, correspondiente a las decenas. El resto de esta </text:span></text:p>
      <text:p text:style-name="P32"><text:span text:style-name="T4">; división se divide por 10. El resultado de esta división es el dígito de las</text:span></text:p>
      <text:p text:style-name="P32"><text:span text:style-name="T4">; decenas y el resto el de las unidades. Entre ambas operaciones se hacen los</text:span></text:p>
      <text:p text:style-name="P32"><text:span text:style-name="T4">; guardados en memoria pertinentes de cada dígito decimal como se ha descrito.</text:span></text:p>
      <text:p text:style-name="Standard"><text:span text:style-name="T4"><text:tab/>lxi H, sol<text:tab/></text:span></text:p>
      <text:p text:style-name="Standard"><text:span text:style-name="T4"><text:tab/>mov M, A</text:span></text:p>
      <text:p text:style-name="Standard"><text:span text:style-name="T4"><text:tab/>lxi H, sol_digits </text:span></text:p>
      <text:p text:style-name="Standard"><text:span text:style-name="T4"><text:tab/>mvi C, 100</text:span></text:p>
      <text:p text:style-name="Standard"><text:span text:style-name="T4"><text:tab/>call div<text:tab/></text:span></text:p>
      <text:p text:style-name="Standard"><text:span text:style-name="T4"><text:tab/>mov M, C</text:span></text:p>
      <text:p text:style-name="Standard"><text:span text:style-name="T4"><text:tab/>mvi C, 10</text:span></text:p>
      <text:p text:style-name="Standard"><text:span text:style-name="T4"><text:tab/>call div</text:span></text:p>
      <text:p text:style-name="Standard"><text:span text:style-name="T4"><text:tab/>inx H</text:span></text:p>
      <text:p text:style-name="Standard"><text:span text:style-name="T4"><text:tab/>mov M, C</text:span></text:p>
      <text:p text:style-name="Standard"><text:span text:style-name="T4"><text:tab/>inx H<text:tab/></text:span></text:p>
      <text:p text:style-name="Standard"><text:span text:style-name="T4"><text:tab/>mov M, A</text:span></text:p>
      <text:p text:style-name="Standard"><text:span text:style-name="T4"><text:tab/>pop B</text:span></text:p>
      <text:p text:style-name="Standard"><text:span text:style-name="T4"><text:tab/>pop H<text:tab/></text:span></text:p>
      <text:p text:style-name="Standard"><text:span text:style-name="T4"><text:tab/>ret</text:span></text:p>
      <text:p text:style-name="P13"/>
      <text:p text:style-name="P13"/>
      <text:p text:style-name="P13"/>
      <text:p text:style-name="Standard"><text:span text:style-name="T4">convert_bin:<text:tab/><text:tab/><text:tab/></text:span></text:p>
      <text:p text:style-name="Standard"><text:span text:style-name="T4">; </text:span><text:span text:style-name="T22">Esta rutina convierte los tres dígitos contenidos en HL, HL + 1, HL + 2 en un </text:span></text:p>
      <text:p text:style-name="Standard"><text:span text:style-name="T22">; byte binario si es posible (si los tres dígitos respresentan un número entre </text:span></text:p>
      <text:p text:style-name="Standard"><text:span text:style-name="T22">; -127 y 127). Toma el signo para representar este número en un byte de HL + 3. </text:span></text:p>
      <text:p text:style-name="Standard"><text:span text:style-name="T22">; La representación del número en un byte binario se almacena en HL + 4.</text:span></text:p>
      <text:p text:style-name="Standard"><text:span text:style-name="T4"><text:tab/>push PSW</text:span></text:p>
      <text:p text:style-name="Standard"><text:span text:style-name="T4"><text:tab/>push H</text:span></text:p>
      <text:p text:style-name="P33"><text:span text:style-name="T4"><text:tab/>push B</text:span></text:p>
      <text:p text:style-name="P33"><text:span text:style-name="T4"><text:tab/>; </text:span><text:span text:style-name="T23">Primero se multiplica el primer dígito por 100 y se almacena en A</text:span></text:p>
      <text:p text:style-name="P33"><text:span text:style-name="T23"><text:tab/>; el resultado tras haber inicializado A a 0 (si hay un problema de</text:span></text:p>
      <text:p text:style-name="P33"><text:span text:style-name="T23"><text:tab/>; overflow la rutina mul se ocupará de enviar un mensaje de error).</text:span><text:span text:style-name="T4"><text:tab/><text:tab/></text:span></text:p>
      <text:p text:style-name="Standard"><text:span text:style-name="T4"><text:tab/>mvi A, 00h</text:span></text:p>
      <text:p text:style-name="Standard"><text:span text:style-name="T4"><text:tab/>mov B, M<text:tab/><text:tab/><text:tab/></text:span></text:p>
      <text:p text:style-name="Standard"><text:span text:style-name="T4"><text:tab/>mvi C, 100</text:span></text:p>
      <text:p text:style-name="Standard"><text:span text:style-name="T4"><text:tab/>call mul</text:span></text:p>
      <text:p text:style-name="Standard"><text:span text:style-name="T4"><text:tab/>; </text:span><text:span text:style-name="T23">Se repite la operación con 10 y el segundo dígito, sin inicializar A<text:tab/></text:span></text:p>
      <text:p text:style-name="Standard"><text:span text:style-name="T23"><text:tab/>; a 0. </text:span></text:p>
      <text:p text:style-name="Standard"><text:span text:style-name="T4"><text:tab/>inx H</text:span></text:p>
      <text:p text:style-name="Standard"><text:span text:style-name="T4"><text:tab/>mov B, M<text:tab/></text:span></text:p>
      <text:p text:style-name="Standard"><text:span text:style-name="T4"><text:tab/>mvi C, 10</text:span></text:p>
      <text:p text:style-name="Standard"><text:span text:style-name="T4"><text:tab/>call mul</text:span></text:p>
      <text:p text:style-name="Standard"><text:span text:style-name="T4"><text:tab/>; </text:span><text:span text:style-name="T23">Por último se suma el dígito de las unidades y se comprueba si este </text:span></text:p>
      <text:p text:style-name="Standard"><text:soft-page-break/><text:span text:style-name="T23"><text:tab/>; provoca un problema de overflow a través del signo de A de manera </text:span></text:p>
      <text:p text:style-name="Standard"><text:span text:style-name="T23"><text:tab/>; similar a como lo hace la rutina mul</text:span></text:p>
      <text:p text:style-name="Standard"><text:span text:style-name="T4"><text:tab/>inx H</text:span></text:p>
      <text:p text:style-name="Standard"><text:span text:style-name="T4"><text:tab/>mov B, M<text:tab/></text:span></text:p>
      <text:p text:style-name="Standard"><text:span text:style-name="T4"><text:tab/>add B<text:tab/><text:tab/><text:tab/><text:tab/></text:span></text:p>
      <text:p text:style-name="Standard"><text:span text:style-name="T4"><text:tab/>call is_neg<text:tab/></text:span></text:p>
      <text:p text:style-name="Standard"><text:span text:style-name="T4"><text:tab/></text:span><text:span text:style-name="T5">push PSW</text:span></text:p>
      <text:p text:style-name="Standard"><text:span text:style-name="T4"><text:tab/>mov A, C</text:span></text:p>
      <text:p text:style-name="Standard"><text:span text:style-name="T4"><text:tab/>cpi 01h</text:span></text:p>
      <text:p text:style-name="Standard"><text:span text:style-name="T4"><text:tab/>jz pop_error<text:tab/><text:tab/></text:span></text:p>
      <text:p text:style-name="Standard"><text:span text:style-name="T4"><text:tab/>; </text:span><text:span text:style-name="T23">Se ve qué signo tiene almacenado en la memoria el número. Si es </text:span></text:p>
      <text:p text:style-name="Standard"><text:span text:style-name="T23"><text:tab/>; negativo, se complementa en ca2 el reultado obtenido</text:span></text:p>
      <text:p text:style-name="Standard"><text:span text:style-name="T4"><text:tab/>inx H<text:tab/></text:span></text:p>
      <text:p text:style-name="Standard"><text:span text:style-name="T4"><text:tab/>mov A, M</text:span></text:p>
      <text:p text:style-name="Standard"><text:span text:style-name="T4"><text:tab/>cpi 01h</text:span></text:p>
      <text:p text:style-name="Standard"><text:span text:style-name="T4"><text:tab/>jz change_sign</text:span></text:p>
      <text:p text:style-name="Standard"><text:span text:style-name="T4"><text:tab/>pop PSW</text:span></text:p>
      <text:p text:style-name="Standard"><text:span text:style-name="T4"><text:tab/>jmp end_change_sign</text:span></text:p>
      <text:p text:style-name="Standard"><text:span text:style-name="T4">change_sign:</text:span></text:p>
      <text:p text:style-name="Standard"><text:span text:style-name="T4"><text:tab/>pop PSW</text:span></text:p>
      <text:p text:style-name="Standard"><text:span text:style-name="T4"><text:tab/>cma</text:span></text:p>
      <text:p text:style-name="Standard"><text:span text:style-name="T4"><text:tab/>inr A</text:span></text:p>
      <text:p text:style-name="Standard"><text:span text:style-name="T4">end_change_sign:</text:span></text:p>
      <text:p text:style-name="Standard"><text:span text:style-name="T4">; </text:span><text:span text:style-name="T24">Tras haber hallado el número se almacena en la memoria, en la posición </text:span></text:p>
      <text:p text:style-name="Standard"><text:span text:style-name="T24">; indicada.</text:span></text:p>
      <text:p text:style-name="Standard"><text:span text:style-name="T4"><text:tab/>inx H</text:span></text:p>
      <text:p text:style-name="Standard"><text:span text:style-name="T4"><text:tab/>mov M, A</text:span></text:p>
      <text:p text:style-name="Standard"><text:span text:style-name="T4"><text:tab/>pop B</text:span></text:p>
      <text:p text:style-name="Standard"><text:span text:style-name="T4"><text:tab/>pop H</text:span></text:p>
      <text:p text:style-name="Standard"><text:span text:style-name="T4"><text:tab/>pop PSW<text:tab/></text:span></text:p>
      <text:p text:style-name="Standard"><text:span text:style-name="T4"><text:tab/>ret</text:span></text:p>
      <text:p text:style-name="P13"/>
      <text:p text:style-name="P13"/>
      <text:p text:style-name="Standard"><text:span text:style-name="T4"><text:tab/><text:tab/></text:span></text:p>
      <text:p text:style-name="Standard"><text:span text:style-name="T4">is_neg:<text:tab/><text:tab/><text:tab/><text:tab/></text:span></text:p>
      <text:p text:style-name="Standard"><text:span text:style-name="T4">; </text:span><text:span text:style-name="T23">Esta rutina comprueba si el primer bit de A es 1. Si lo es pone C = 1 y si no </text:span></text:p>
      <text:p text:style-name="Standard"><text:span text:style-name="T23">; lo es pone </text:span><text:span text:style-name="T24">C = 0. Para ello se aplica una máscara: se hace una operación and</text:span></text:p>
      <text:p text:style-name="Standard"><text:span text:style-name="T24">; con A y 80h que resultará en 80h si A es negativo y 00h si A es positivo (en </text:span></text:p>
      <text:p text:style-name="Standard"><text:span text:style-name="T24">; ca2). Tras aplicar la máscara se compara con 80h y en función del resultado se </text:span></text:p>
      <text:p text:style-name="Standard"><text:span text:style-name="T24">; cambia el valor de C a 1 (si es negativo) o se deja en 0.</text:span></text:p>
      <text:p text:style-name="Standard"><text:span text:style-name="T4"><text:tab/>push PSW</text:span></text:p>
      <text:p text:style-name="Standard"><text:span text:style-name="T4"><text:tab/>mvi C, 00h</text:span></text:p>
      <text:p text:style-name="Standard"><text:span text:style-name="T4"><text:tab/>ani 80h</text:span></text:p>
      <text:p text:style-name="Standard"><text:span text:style-name="T4"><text:tab/>cpi 80h</text:span></text:p>
      <text:p text:style-name="Standard"><text:span text:style-name="T4"><text:tab/>jnz end_is_neg</text:span></text:p>
      <text:p text:style-name="Standard"><text:span text:style-name="T4"><text:tab/>mvi C, 01h<text:tab/><text:tab/><text:tab/></text:span></text:p>
      <text:p text:style-name="Standard"><text:span text:style-name="T4">end_is_neg:</text:span></text:p>
      <text:p text:style-name="Standard"><text:span text:style-name="T4"><text:tab/>pop PSW</text:span></text:p>
      <text:p text:style-name="Standard"><text:span text:style-name="T4"><text:tab/>ret</text:span></text:p>
      <text:p text:style-name="P13"/>
      <text:p text:style-name="P13"/>
      <text:p text:style-name="P13"/>
      <text:p text:style-name="Standard"><text:span text:style-name="T4">pop_3_error:</text:span></text:p>
      <text:p text:style-name="P34"><text:span text:style-name="T4">; </text:span><text:span text:style-name="T24">las instrucciones en las direcciones direcciones pop_n_error y error muestran</text:span></text:p>
      <text:p text:style-name="P34"><text:span text:style-name="T24">; un mensaje de error por pantalla y paran el procesador. El número n es el<text:line-break/>; número de pops que se hacen sobre B antes de mostrar el mensaje. Esto es para</text:span></text:p>
      <text:p text:style-name="P34"><text:span text:style-name="T24">; recuperar la siguiente posición de memoria en la que se debe escribir por </text:span></text:p>
      <text:p text:style-name="P34"><text:span text:style-name="T24">; pantalla para escribir en la siguiente posición de la pantalla si el par</text:span></text:p>
      <text:p text:style-name="P34"><text:span text:style-name="T24">; BC ha sido alterado antes de lanzar el mensaje de error pero el valor </text:span></text:p>
      <text:p text:style-name="P34"><text:span text:style-name="T24">; original está en la pila y por tanto se puede recuperar sacando el número de </text:span></text:p>
      <text:p text:style-name="P34"><text:span text:style-name="T24">; elementos de la pila correctos.</text:span></text:p>
      <text:p text:style-name="Standard"><text:soft-page-break/><text:span text:style-name="T4"><text:tab/>pop B</text:span></text:p>
      <text:p text:style-name="Standard"><text:span text:style-name="T4">pop_2_error:</text:span></text:p>
      <text:p text:style-name="Standard"><text:span text:style-name="T4"><text:tab/>pop B</text:span></text:p>
      <text:p text:style-name="Standard"><text:span text:style-name="T4">pop_error:<text:tab/></text:span></text:p>
      <text:p text:style-name="Standard"><text:span text:style-name="T4"><text:tab/>pop B</text:span></text:p>
      <text:p text:style-name="Standard"><text:span text:style-name="T4">error:</text:span></text:p>
      <text:p text:style-name="Standard"><text:span text:style-name="T4"><text:tab/>mvi A, 45h</text:span></text:p>
      <text:p text:style-name="Standard"><text:span text:style-name="T4"><text:tab/>stax B</text:span></text:p>
      <text:p text:style-name="Standard"><text:span text:style-name="T4"><text:tab/>inx B</text:span></text:p>
      <text:p text:style-name="Standard"><text:span text:style-name="T4"><text:tab/>mvi A, 52h</text:span></text:p>
      <text:p text:style-name="Standard"><text:span text:style-name="T4"><text:tab/>stax B</text:span></text:p>
      <text:p text:style-name="Standard"><text:span text:style-name="T4"><text:tab/>inx B</text:span></text:p>
      <text:p text:style-name="Standard"><text:span text:style-name="T4"><text:tab/>stax B</text:span></text:p>
      <text:p text:style-name="Standard"><text:span text:style-name="T4"><text:tab/>inx B</text:span></text:p>
      <text:p text:style-name="Standard"><text:span text:style-name="T4"><text:tab/>mvi A, 4fh</text:span></text:p>
      <text:p text:style-name="Standard"><text:span text:style-name="T4"><text:tab/>stax B</text:span></text:p>
      <text:p text:style-name="Standard"><text:span text:style-name="T4"><text:tab/>inx B</text:span></text:p>
      <text:p text:style-name="Standard"><text:span text:style-name="T4"><text:tab/>mvi A, 52h</text:span></text:p>
      <text:p text:style-name="Standard"><text:span text:style-name="T4"><text:tab/>stax B</text:span></text:p>
      <text:p text:style-name="Standard"><text:span text:style-name="T4"><text:tab/>hlt</text:span></text:p>
      <text:p text:style-name="Standard"><text:span text:style-name="T4"><text:tab/></text:span></text:p>
      <text:p text:style-name="P13"/>
      <text:h text:style-name="Heading_20_2" text:outline-level="2"><text:bookmark-start text:name="__RefHeading___Toc2545_1650938760"/>Cuestión 1<text:bookmark-end text:name="__RefHeading___Toc2545_1650938760"/></text:h>
      <text:p text:style-name="P15">¿<text:span text:style-name="T2">Q</text:span>ué diferencia hay entre la suma y el OR?</text:p>
      <text:p text:style-name="P3"/>
      <text:p text:style-name="P2">ii) la OR es una operación lógica mientras que la suma es aritmética.</text:p>
      <text:h text:style-name="Heading_20_2" text:outline-level="2"><text:bookmark-start text:name="__RefHeading___Toc2547_1650938760"/>Cuestión 2<text:bookmark-end text:name="__RefHeading___Toc2547_1650938760"/></text:h>
      <text:p text:style-name="P39">La instrucción STA 1234h</text:p>
      <text:p text:style-name="P19">ii) Utiliza direccionamiento directo <text:span text:style-name="T28">(ya que la dirección de memoria en la que se va a almacenar el contenido del acumulador está especificada en la propia instrucción)</text:span></text:p>
      <text:h text:style-name="Heading_20_1" text:outline-level="1"><text:bookmark-start text:name="__RefHeading___Toc2549_1650938760"/>Conclusiones <text:span text:style-name="T3">y aprendizajes</text:span><text:bookmark-end text:name="__RefHeading___Toc2549_1650938760"/></text:h>
      <text:p text:style-name="Text_20_body">Tras finalizar la práctica he aprendido cómo se pueden formar programas más co<text:span text:style-name="T3">m</text:span>plejos en 8085 fragmentándolos en rutinas más simples que ejecuten tareas concretas como sumar dos números metidos por input. Además he aprendido cómo puedo gestionar los inputs que se entran por teclado según el significado que se les dé. <text:span text:style-name="T32">Por otro lado, como mejora a mi práctica ,creo que podría llegar a sumar y restar números hasta </text:span><text:span text:style-name="T35">999</text:span><text:span text:style-name="T32"> si implementamos la suma y la resta con el algoritmo que se usa para sumar y restar a mano usando los dígitos de las decenas centenas y unidades, aprovechando que los números se insertan ya con esta distinción . </text:span><text:span text:style-name="T35">Además de este modo</text:span><text:span text:style-name="T34"> no hay que hacer conversiones entre binario y decimal en esta operación</text:span><text:span text:style-name="T3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1T12:08:36.030000000</meta:creation-date>
    <dc:date>2021-05-19T21:43:31.274000000</dc:date>
    <meta:editing-duration>PT6H12M3S</meta:editing-duration>
    <meta:editing-cycles>13</meta:editing-cycles>
    <meta:generator>LibreOffice/7.1.1.2$Windows_X86_64 LibreOffice_project/fe0b08f4af1bacafe4c7ecc87ce55bb426164676</meta:generator>
    <meta:document-statistic meta:table-count="0" meta:image-count="0" meta:object-count="0" meta:page-count="14" meta:paragraph-count="623" meta:word-count="3990" meta:character-count="20446" meta:non-whitespace-character-count="16431"/>
  </office:meta>
</office:document-meta>
</file>